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6666ff"/>
    </style:style>
    <style:style style:name="P27"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9" style:family="paragraph" style:parent-style-name="Text_20_body">
      <style:paragraph-properties fo:margin-left="0in" fo:margin-right="0in" fo:text-align="justify" style:justify-single-word="false" fo:text-indent="0.1965in" style:auto-text-indent="false"/>
      <style:text-properties fo:color="#800000"/>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4"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5"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4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51" style:family="paragraph" style:parent-style-name="Text_20_body">
      <style:paragraph-properties fo:margin-left="0in" fo:margin-right="0in" fo:text-align="justify" style:justify-single-word="false" fo:text-indent="0.1965in" style:auto-text-indent="false"/>
      <style:text-properties fo:color="#0000ff"/>
    </style:style>
    <style:style style:name="P5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5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54"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5"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6"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7"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6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6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8" style:family="paragraph" style:parent-style-name="Footnot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6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70" style:family="paragraph" style:parent-style-name="Text_20_body">
      <style:paragraph-properties fo:text-align="justify" style:justify-single-word="false"/>
    </style:style>
    <style:style style:name="P71" style:family="paragraph" style:parent-style-name="Text_20_body">
      <style:text-properties fo:language="ru" fo:country="RU"/>
    </style:style>
    <style:style style:name="P72" style:family="paragraph" style:parent-style-name="Text_20_body">
      <loext:graphic-properties draw:fill="solid" draw:fill-color="#eeeeee" draw:opacity="100%"/>
      <style:paragraph-properties fo:background-color="#eeeeee"/>
      <style:text-properties fo:language="ru" fo:country="RU"/>
    </style:style>
    <style:style style:name="P73"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74" style:family="paragraph" style:parent-style-name="Text_20_body">
      <loext:graphic-properties draw:fill="solid" draw:fill-color="#eeeeee" draw:opacity="100%"/>
      <style:paragraph-properties fo:background-color="#eeeeee"/>
    </style:style>
    <style:style style:name="P75" style:family="paragraph" style:parent-style-name="First_20_line_20_indent">
      <loext:graphic-properties draw:fill="solid" draw:fill-color="#eeeeee" draw:opacity="100%"/>
      <style:paragraph-properties fo:background-color="#eeeeee"/>
      <style:text-properties fo:language="ru" fo:country="RU"/>
    </style:style>
    <style:style style:name="P7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7" style:family="paragraph" style:parent-style-name="Text_20_body">
      <style:paragraph-properties fo:margin-left="0in" fo:margin-right="0in" fo:text-align="justify" style:justify-single-word="false" fo:text-indent="0in" style:auto-text-indent="false"/>
    </style:style>
    <style:style style:name="P78" style:family="paragraph" style:parent-style-name="Text_20_body">
      <style:paragraph-properties fo:margin-left="0in" fo:margin-right="0in" fo:text-align="justify" style:justify-single-word="false" fo:text-indent="0in" style:auto-text-indent="false"/>
      <style:text-properties fo:color="#800000"/>
    </style:style>
    <style:style style:name="P79"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80" style:family="paragraph" style:parent-style-name="Text_20_body">
      <style:paragraph-properties fo:margin-left="0in" fo:margin-right="0in" fo:text-align="center" style:justify-single-word="false" fo:text-indent="0in" style:auto-text-indent="false"/>
    </style:style>
    <style:style style:name="P81"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8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8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8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9" style:family="paragraph" style:parent-style-name="Footnote">
      <style:paragraph-properties fo:margin-left="0in" fo:margin-right="0in" fo:text-indent="0in" style:auto-text-indent="false"/>
      <style:text-properties fo:language="en" fo:country="US"/>
    </style:style>
    <style:style style:name="P90" style:family="paragraph" style:parent-style-name="Footnote">
      <style:text-properties fo:language="en" fo:country="US"/>
    </style:style>
    <style:style style:name="P91" style:family="paragraph" style:parent-style-name="Footnote">
      <style:text-properties fo:language="ru" fo:country="RU"/>
    </style:style>
    <style:style style:name="P92" style:family="paragraph" style:parent-style-name="Footnote">
      <style:text-properties fo:color="#800000" fo:language="ru" fo:country="RU"/>
    </style:style>
    <style:style style:name="P93" style:family="paragraph" style:parent-style-name="Footnote">
      <style:text-properties style:use-window-font-color="true" fo:language="ru" fo:country="RU"/>
    </style:style>
    <style:style style:name="P9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9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9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9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9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0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01" style:family="paragraph" style:parent-style-name="Text_20_body" style:list-style-name="L1">
      <style:paragraph-properties fo:text-align="justify" style:justify-single-word="false"/>
    </style:style>
    <style:style style:name="P102" style:family="paragraph" style:parent-style-name="Text_20_body" style:list-style-name="L1">
      <style:paragraph-properties fo:text-align="justify" style:justify-single-word="false"/>
      <style:text-properties fo:language="ru" fo:country="RU"/>
    </style:style>
    <style:style style:name="P103" style:family="paragraph" style:parent-style-name="Text_20_body" style:list-style-name="L2">
      <style:paragraph-properties fo:text-align="justify" style:justify-single-word="false"/>
      <style:text-properties fo:language="ru" fo:country="RU"/>
    </style:style>
    <style:style style:name="P104" style:family="paragraph" style:parent-style-name="Text_20_body" style:list-style-name="L3">
      <style:text-properties fo:language="ru" fo:country="RU"/>
    </style:style>
    <style:style style:name="P105"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06"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rsid="0001f33b" officeooo:paragraph-rsid="0001f33b"/>
    </style:style>
    <style:style style:name="P107"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rsid="0002dd5b" officeooo:paragraph-rsid="0002dd5b"/>
    </style:style>
    <style:style style:name="P10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2dd5b" style:font-style-asian="normal" style:font-style-complex="normal"/>
    </style:style>
    <style:style style:name="P10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2dd5b" officeooo:paragraph-rsid="0003c35d" style:font-style-asian="normal" style:font-style-complex="normal"/>
    </style:style>
    <style:style style:name="P11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02dd5b" officeooo:paragraph-rsid="0003df3b" style:font-style-asian="normal" style:font-style-complex="normal"/>
    </style:style>
    <style:style style:name="P11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11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officeooo:rsid="0002dd5b" officeooo:paragraph-rsid="0002dd5b" style:font-style-asian="italic" style:font-style-complex="italic"/>
    </style:style>
    <style:style style:name="P113" style:family="paragraph" style:parent-style-name="Text_20_body">
      <style:paragraph-properties fo:margin-left="0in" fo:margin-right="0in" fo:text-align="justify" style:justify-single-word="false" fo:text-indent="0.1965in" style:auto-text-indent="false"/>
    </style:style>
    <style:style style:name="P11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8" style:family="paragraph" style:parent-style-name="Heading_20_2">
      <style:text-properties fo:language="en" fo:country="US"/>
    </style:style>
    <style:style style:name="P119" style:family="paragraph" style:parent-style-name="Heading_20_2">
      <style:text-properties fo:language="ru" fo:country="RU"/>
    </style:style>
    <style:style style:name="P120" style:family="paragraph" style:parent-style-name="Heading_20_2">
      <loext:graphic-properties draw:fill="solid" draw:fill-color="#eeeeee" draw:opacity="100%"/>
      <style:paragraph-properties fo:background-color="#eeeeee"/>
      <style:text-properties fo:language="ru" fo:country="RU"/>
    </style:style>
    <style:style style:name="P121" style:family="paragraph" style:parent-style-name="Heading_20_2">
      <loext:graphic-properties draw:fill="solid" draw:fill-color="#eeeeee" draw:opacity="100%"/>
      <style:paragraph-properties fo:background-color="#eeeeee"/>
    </style:style>
    <style:style style:name="P122" style:family="paragraph" style:parent-style-name="Heading_20_1">
      <loext:graphic-properties draw:fill="solid" draw:fill-color="#eeeeee" draw:opacity="100%"/>
      <style:paragraph-properties fo:background-color="#eeeeee"/>
    </style:style>
    <style:style style:name="P123" style:family="paragraph" style:parent-style-name="Heading_20_1">
      <style:paragraph-properties fo:margin-left="0in" fo:margin-right="0in" fo:text-align="center" style:justify-single-word="false" fo:text-indent="0.1965in" style:auto-text-indent="false"/>
    </style:style>
    <style:style style:name="P124"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01170d"/>
    </style:style>
    <style:style style:name="T6" style:family="text">
      <style:text-properties fo:language="ru" fo:country="RU" officeooo:rsid="0003c35d"/>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color="#ff3333"/>
    </style:style>
    <style:style style:name="T11" style:family="text">
      <style:text-properties fo:color="#ff3333" fo:language="ru" fo:country="RU"/>
    </style:style>
    <style:style style:name="T12" style:family="text">
      <style:text-properties fo:font-style="italic" style:font-style-asian="italic" style:font-style-complex="italic"/>
    </style:style>
    <style:style style:name="T13" style:family="text">
      <style:text-properties fo:color="#6666ff" fo:language="ru" fo:country="RU"/>
    </style:style>
    <style:style style:name="T14" style:family="text">
      <style:text-properties fo:color="#800000"/>
    </style:style>
    <style:style style:name="T15" style:family="text">
      <style:text-properties fo:color="#800000" fo:language="ru" fo:country="RU"/>
    </style:style>
    <style:style style:name="T16" style:family="text">
      <style:text-properties fo:color="#800000" fo:language="ru" fo:country="RU" fo:font-style="normal" style:font-style-asian="normal" style:font-style-complex="normal"/>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ff6600"/>
    </style:style>
    <style:style style:name="T20" style:family="text">
      <style:text-properties fo:color="#ff6600" fo:language="ru" fo:country="RU"/>
    </style:style>
    <style:style style:name="T21" style:family="text">
      <style:text-properties fo:font-weight="bold" style:font-weight-asian="bold" style:font-weight-complex="bold"/>
    </style:style>
    <style:style style:name="T22" style:family="text">
      <style:text-properties style:use-window-font-color="true"/>
    </style:style>
    <style:style style:name="T23" style:family="text">
      <style:text-properties style:use-window-font-color="true" fo:language="ru" fo:country="RU"/>
    </style:style>
    <style:style style:name="T24" style:family="text">
      <style:text-properties style:use-window-font-color="true" fo:language="ru" fo:country="RU" fo:font-style="normal" style:font-style-asian="normal" style:font-style-complex="normal"/>
    </style:style>
    <style:style style:name="T25" style:family="text">
      <style:text-properties style:use-window-font-color="true" fo:language="ru" fo:country="RU" fo:font-style="normal" fo:font-weight="normal" style:font-style-asian="normal" style:font-weight-asian="normal" style:font-style-complex="normal" style:font-weight-complex="normal"/>
    </style:style>
    <style:style style:name="T26" style:family="text">
      <style:text-properties style:use-window-font-color="true" fo:language="en" fo:country="US"/>
    </style:style>
    <style:style style:name="T27" style:family="text">
      <style:text-properties style:use-window-font-color="true" fo:language="en" fo:country="US" fo:font-style="normal" style:font-style-asian="normal" style:font-style-complex="normal"/>
    </style:style>
    <style:style style:name="T28" style:family="text">
      <style:text-properties style:use-window-font-color="true" fo:language="en" fo:country="US" fo:font-style="normal" fo:background-color="transparent" loext:char-shading-value="0" style:font-style-asian="normal" style:font-style-complex="normal"/>
    </style:style>
    <style:style style:name="T29" style:family="text">
      <style:text-properties style:use-window-font-color="true" fo:font-style="normal" style:font-style-asian="normal" style:font-style-complex="normal"/>
    </style:style>
    <style:style style:name="T30" style:family="text">
      <style:text-properties fo:background-color="transparent" loext:char-shading-value="0"/>
    </style:style>
    <style:style style:name="T31" style:family="text">
      <style:text-properties style:text-position="super 58%"/>
    </style:style>
    <style:style style:name="T32" style:family="text">
      <style:text-properties fo:color="#c5000b"/>
    </style:style>
    <style:style style:name="T33" style:family="text">
      <style:text-properties fo:language="fr" fo:country="FR"/>
    </style:style>
    <style:style style:name="T34" style:family="text">
      <style:text-properties fo:color="#0000ff"/>
    </style:style>
    <style:style style:name="T35" style:family="text">
      <style:text-properties fo:color="#3333ff"/>
    </style:style>
    <style:style style:name="T36" style:family="text">
      <style:text-properties fo:font-style="normal" style:font-style-asian="normal" style:font-style-complex="normal"/>
    </style:style>
    <style:style style:name="T37" style:family="text">
      <style:text-properties fo:font-style="normal" officeooo:rsid="0003c35d" style:font-style-asian="normal" style:font-style-complex="normal"/>
    </style:style>
    <style:style style:name="T38" style:family="text">
      <style:text-properties fo:font-style="normal" officeooo:rsid="0003df3b" style:font-style-asian="normal" style:font-style-complex="normal"/>
    </style:style>
    <style:style style:name="T39" style:family="text">
      <style:text-properties fo:color="#0066ff"/>
    </style:style>
    <style:style style:name="T40" style:family="text">
      <style:text-properties fo:color="#0066ff" fo:language="en" fo:country="US" fo:font-style="normal" fo:background-color="transparent" loext:char-shading-value="0" style:font-style-asian="normal" style:font-style-complex="normal"/>
    </style:style>
    <style:style style:name="T41" style:family="text">
      <style:text-properties officeooo:rsid="0001170d"/>
    </style:style>
    <style:style style:name="T42" style:family="text">
      <style:text-properties officeooo:rsid="0002dd5b"/>
    </style:style>
    <style:style style:name="T43" style:family="text">
      <style:text-properties officeooo:rsid="0003c35d"/>
    </style:style>
    <style:style style:name="T44" style:family="text">
      <style:text-properties officeooo:rsid="0003df3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1">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092193944809419336" text:style-name="L1">
        <text:list-item>
          <text:p text:style-name="P101">добавить детектив <text:span text:style-name="T1">(реализовано)</text:span>+ магические уроки/трактаты Старсвирла (реализовано)</text:p>
        </text:list-item>
        <text:list-item>
          <text:p text:style-name="P102">Терра несколько раз пытается убить Макса (один раз — в аквапарке). Несколько раз Макса спасает Селестия (даёт приказы Нексусу)</text:p>
        </text:list-item>
        <text:list-item>
          <text:p text:style-name="P102">Книги:</text:p>
        </text:list-item>
      </text:list>
      <text:list xml:id="list5761602574566229713" text:style-name="L2">
        <text:list-item>
          <text:p text:style-name="P103">«Великие грифоны прошлого» - из канона (5<text:span text:style-name="T7">s8e)</text:span></text:p>
        </text:list-item>
        <text:list-item>
          <text:p text:style-name="P103">«Высшие заклинания в повседневном использовании: от песчинки до дворца»</text:p>
        </text:list-item>
        <text:list-item>
          <text:p text:style-name="P103">«Малоизвестные аспекты магии трансформаций»</text:p>
        </text:list-item>
        <text:list-item>
          <text:p text:style-name="P10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3">Дасти Вейфарер «Зебрианская культура, быт и фольклор»</text:p>
        </text:list-item>
        <text:list-item>
          <text:p text:style-name="P103">«Краткая история Эквестрии»</text:p>
        </text:list-item>
        <text:list-item>
          <text:p text:style-name="P103">«Шедевры архитектуры Эквестрии» с разделом о Кантерлотском Королевском Дворце</text:p>
        </text:list-item>
        <text:list-item>
          <text:p text:style-name="P103">«Великие дела и великие чары». Страница 893: …</text:p>
        </text:list-item>
        <text:list-item>
          <text:p text:style-name="P103">«Природа Проклятий» - обмен</text:p>
        </text:list-item>
        <text:list-item>
          <text:p text:style-name="P103">«Магия для Чайников» - обмен</text:p>
        </text:list-item>
        <text:list-item>
          <text:p text:style-name="P103">«Энциклопедия Арканум» - обмен</text:p>
        </text:list-item>
        <text:list-item>
          <text:p text:style-name="P103">«О Гейсах» - обмен</text:p>
        </text:list-item>
        <text:list-item>
          <text:p text:style-name="P103">«Тайны Тайных Наук» - обмен</text:p>
        </text:list-item>
        <text:list-item>
          <text:p text:style-name="P103">«Основы Заклятий» - обмен</text:p>
        </text:list-item>
        <text:list-item>
          <text:p text:style-name="P103"><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7317892206910540396" text:style-name="L3">
        <text:list-item>
          <text:p text:style-name="P10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4">Селестия — переменчивая пони. В одно время не строгая, а в другое может быть такой, что страшно становится</text:p>
        </text:list-item>
        <text:list-item>
          <text:p text:style-name="P10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4">Около 820-ти лет назад будущий маг Лайтнинг Стар поступил на обучение к наставнику Тииспоту</text:p>
        </text:list-item>
        <text:list-item>
          <text:p text:style-name="P10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4">У Селестии грива и хвост развеваются и переливаются от магического шампуня</text:p>
        </text:list-item>
        <text:list-item>
          <text:p text:style-name="P104">Тело Селестии очень крепкое — может выдержать несколько тонн земли</text:p>
        </text:list-item>
        <text:list-item>
          <text:p text:style-name="P104">Дискорд намного старше принцесс, его магия сильнее ихней на голову</text:p>
        </text:list-item>
        <text:list-item>
          <text:p text:style-name="P104">Луна младше Селестии на 3 года. Сёстрам около 5000 лет. По другим данным, Селестии около 2500 лет.</text:p>
        </text:list-item>
        <text:list-item>
          <text:p text:style-name="P104">Принцессы начали войну с Дискордом в возрасте, когда им было около 700 лет — и продолжалась война почти сто лет</text:p>
        </text:list-item>
        <text:list-item>
          <text:p text:style-name="P104">Самый главный враг сестёр и Дискорда — скука</text:p>
        </text:list-item>
        <text:list-item>
          <text:p text:style-name="P104">В Эквестрии на одного жеребца приходится четыре - пять кобыл</text:p>
        </text:list-item>
        <text:list-item>
          <text:p text:style-name="P10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4">Селестия в первые полторы тысячи лет путешествовала — и заварила несколько войн (две — с Эквестрией, в одной была против Луны)</text:p>
        </text:list-item>
        <text:list-item>
          <text:p text:style-name="P104">Настоящий цвет гривы Селестии — клубнично-розовая. Радужный цвет гривы и хвоста поддерживается магией</text:p>
        </text:list-item>
        <text:list-item>
          <text:p text:style-name="P104">Кроме Дискорда, старше сестёр ещё старейшина драконов</text:p>
        </text:list-item>
        <text:list-item>
          <text:p text:style-name="P104">Кэйденс не прожила и 60-ти лет и является низкорожденной</text:p>
        </text:list-item>
        <text:list-item>
          <text:p text:style-name="P10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4">Народ тихо фигел от нововведений и с ещё большим ожесточением продолжал делать по-своему</text:p>
        </text:list-item>
        <text:list-item>
          <text:p text:style-name="P10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4">Когда пони женятся, они обмениваются ножными браслетами</text:p>
        </text:list-item>
        <text:list-item>
          <text:p text:style-name="P104">Светилами, кроме сестёр, могут управлять единороги (группы), Дискорд, Твайлайт и Старсвирл</text:p>
        </text:list-item>
        <text:list-item>
          <text:p text:style-name="P104">Королева Кризалис — правительница Зелёной Долины</text:p>
        </text:list-item>
        <text:list-item>
          <text:p text:style-name="P104">Мать Луны и Селестии — аликорн Лорен. Мать Дискорда — Алиса (пони-человек)</text:p>
        </text:list-item>
        <text:list-item>
          <text:p text:style-name="P10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0">Искусственный интеллект. Создан Владом и Максом. Разработан для управления корпорациями.</text:p>
      <text:h text:style-name="Heading_20_3" text:outline-level="3">Норф</text:h>
      <text:p text:style-name="P7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7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7">Единорог. Холост, молод, мечтателен. Живёт в Кантерлоте. В свободное время рисует облака.</text:p>
      <text:h text:style-name="Heading_20_3" text:outline-level="3">Алекс</text:h>
      <text:p text:style-name="P77">Менеджер проектов, над одним из которых (Нексус) работает Макс.</text:p>
      <text:h text:style-name="Heading_20_3" text:outline-level="3">Ростик</text:h>
      <text:p text:style-name="P77">Лидер команды тестировщиков</text:p>
      <text:h text:style-name="Heading_20_3" text:outline-level="3">Стас</text:h>
      <text:p text:style-name="P77">Программист-новичок в команде Макса.</text:p>
      <text:h text:style-name="Heading_20_3" text:outline-level="3"><text:soft-page-break/>Рома</text:h>
      <text:p text:style-name="P77">Программист в команде UI-программистов</text:p>
      <text:h text:style-name="Heading_20_3" text:outline-level="3">Анджела</text:h>
      <text:p text:style-name="P77">Сисадмин. Флиртует с Максом.</text:p>
      <text:p text:style-name="P77"/>
      <text:h text:style-name="Heading_20_2" text:outline-level="2">Положения</text:h>
      <text:p text:style-name="P7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18" text:outline-level="2">1. Терра</text:h>
      <text:p text:style-name="P25">музыка - кондовая электронная, холодная и отчаянная (Electronics “Disappointed”)</text:p>
      <text:p text:style-name="P79">&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4">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1"><text:note text:id="ftn1" text:note-class="footnote"><text:note-citation>1</text:note-citation><text:note-body><text:p text:style-name="P90">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0">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1"><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5">В уголке <text:span text:style-name="T7">RnD-</text:span><text:span text:style-name="T1">зоны</text:span><text:span text:style-name="T1"><text:note text:id="ftn3" text:note-class="footnote"><text:note-citation>3</text:note-citation><text:note-body><text:p text:style-name="P90">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35">Я повесил куртку на спинку кресла и включил комп.</text:p>
      <text:p text:style-name="P3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5">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7"><text:span text:style-name="T7">&gt;\</text:span>Привет, Нексус. Это Макс.</text:p>
      <text:p text:style-name="P47"><text:span text:style-name="T7">&lt;\</text:span>Привет Макс. <text:span text:style-name="T1">Рад тебя видеть. Где ты отсутствовал три дня?</text:span></text:p>
      <text:p text:style-name="P47"><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3"/>
      <text:p text:style-name="P35">Так, что тут у нас? По логам видно, что <text:s/>три последних запроса вызвали сбои в работе кластера и заставили перегрузиться один из хостов.</text:p>
      <text:p text:style-name="P35">Введём-ка парочку <text:span text:style-name="T1">простейших</text:span> вопросов <text:span text:style-name="T1">для разминки</text:span>.</text:p>
      <text:p text:style-name="P35"/>
      <text:p text:style-name="P47"><text:span text:style-name="T7">&gt;\</text:span>Как называется наш проект?</text:p>
      <text:p text:style-name="P47"><text:span text:style-name="T7">&lt;\</text:span>Дайсон.</text:p>
      <text:p text:style-name="P47"><text:span text:style-name="T7">&gt;\</text:span>Сколько тебе лет?</text:p>
      <text:p text:style-name="P47"><text:soft-page-break/><text:span text:style-name="T7">&lt;\</text:span>Два года с начала запуска кластера.</text:p>
      <text:p text:style-name="P47"><text:span text:style-name="T7">&gt;\</text:span>Какой сейчас год?</text:p>
      <text:p text:style-name="P47"><text:span text:style-name="T7">&gt;\</text:span>202<text:span text:style-name="T1">6</text:span>-й.</text:p>
      <text:p text:style-name="P24"/>
      <text:p text:style-name="P35">Так, на закрытые словарные вопросы ответы есть <text:span text:style-name="T1">—</text:span> значит, речевой транслятор и база знаний в порядке.</text:p>
      <text:p text:style-name="P35">Проверим бизнес-логику на тестовой задачке.</text:p>
      <text:p text:style-name="P34"/>
      <text:p text:style-name="P47"><text:span text:style-name="T7">&gt;\</text:span>Нексус, отключи память <text:span text:style-name="T1">заданий</text:span> за последнюю неделю.</text:p>
      <text:p text:style-name="P47"><text:span text:style-name="T7">&lt;\</text:span>Выполнено.</text:p>
      <text:p text:style-name="P47"><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7"><text:span text:style-name="T7">&lt;\</text:span><text:span text:style-name="T1">Тебя понял. Читаю задачу...</text:span></text:p>
      <text:p text:style-name="P4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8">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48">Ограничени<text:span text:style-name="T1">е 2: решение должно находиться в правовых рамках уголовного и административного кодекса.</text:span></text:p>
      <text:p text:style-name="P48">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8"><text:span text:style-name="T7">&lt;\</text:span><text:span text:style-name="T1">Выполняю задачу</text:span>...</text:p>
      <text:p text:style-name="P48"><text:span text:style-name="T7">&lt;\</text:span>...</text:p>
      <text:p text:style-name="P48"><text:span text:style-name="T7">&lt;\</text:span>Решение:</text:p>
      <text:p text:style-name="P48"><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8"><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7">:47.bmf»</text:span></text:p>
      <text:p text:style-name="P23"/>
      <text:p text:style-name="P32">&lt;<text:span text:style-name="T1">как-то говённо. Улучшить</text:span>&gt;</text:p>
      <text:p text:style-name="P35">Хм, не понял? Ч<text:span text:style-name="T1">ё</text:span> за хрень?</text:p>
      <text:p text:style-name="P35"/>
      <text:p text:style-name="P47"><text:span text:style-name="T7">&gt;</text:span>\Нексус, почему ты используешь жёсткие настройки <text:span text:style-name="T1">для решения задачи</text:span>?</text:p>
      <text:p text:style-name="P47"><text:span text:style-name="T7">&lt;\</text:span>Настройки правильные, <text:span text:style-name="T1">Макс</text:span>.</text:p>
      <text:p text:style-name="P24"/>
      <text:p text:style-name="P35">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35"><text:span text:style-name="T1">Ч</text:span>то у нас с аналитикой?</text:p>
      <text:p text:style-name="P15"/>
      <text:p text:style-name="P47"><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4"/>
      <text:p text:style-name="P35">Вместо ответа Нексус выплюнул в консоль длинную строку букв и служебных символов, среди которых бросилась в глаза строка “<text:span text:style-name="T21">incompartible interface Analytics v.0.93 beta</text:span>”</text:p>
      <text:p text:style-name="P35">Ага, уже теплее.</text:p>
      <text:p text:style-name="P35"/>
      <text:p text:style-name="P47"><text:span text:style-name="T7">&gt;</text:span>\Нексус, выдай <text:span text:style-name="T1">краткую </text:span>диагностику модулей <text:span text:style-name="T1">аналитики</text:span></text:p>
      <text:p text:style-name="P35"/>
      <text:p text:style-name="P35">Йо! </text:p>
      <text:p text:style-name="P35">Видеокамеры молча наблюдают за поднятым вверх <text:span text:style-name="T1">большим пальцем</text:span>.</text:p>
      <text:p text:style-name="P35">Всё понятно. Версия аналитического модуля устарела и стала несовместимой с последним релизом кибермозга. </text:p>
      <text:p text:style-name="P35">Набираю номер прожект-мэнеджера.</text:p>
      <text:p text:style-name="P35"><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5"><text:span text:style-name="T7">– </text:span>Окей. Спасибо, Макс. <text:span text:style-name="T1">Выручил.</text:span></text:p>
      <text:p text:style-name="P3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5"><text:span text:style-name="T1">– </text:span>Ааа, понятно. Ну ладно, у меня всё. <text:span text:style-name="T1">Отбой</text:span>!</text:p>
      <text:p text:style-name="P36"><text:span text:style-name="T1">– Отбой</text:span>. <text:span text:style-name="T1">Ещё раз спасибо, что помог. Жаль, что ты ушёл</text:span><text:span text:style-name="T7">.</text:span></text:p>
      <text:p text:style-name="P54">Гудки.</text:p>
      <text:p text:style-name="P35"><text:soft-page-break/><text:span text:style-name="T1">У</text:span>ходя попрощался с охранником, <text:span text:style-name="T1">увлечённо исследующим тему педофилии</text:span>.</text:p>
      <text:p text:style-name="P35">Всё, свободен. Хотя <text:s/><text:span text:style-name="T1">воскресенье</text:span> уже испорчен<text:span text:style-name="T1">о</text:span>.</text:p>
      <text:p text:style-name="P35"/>
      <text:p text:style-name="P80">***</text:p>
      <text:p text:style-name="P80"/>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0">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1">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24-хэтажного корпуса <text:span text:style-name="T1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1"><text:soft-page-break/><text:span text:style-name="T1">Блядь</text:span>, что за мысли пошли!</text:p>
      <text:p text:style-name="P1">Я вспомнил Влада, <text:span text:style-name="T7">&lt;</text:span><text:span text:style-name="T15">месяц</text:span><text:span text:style-name="T7">&gt;</text:span> назад прыгнувшего с крыши <text:span text:style-name="T1">своей</text:span> многоэтажки.</text:p>
      <text:p text:style-name="P21">Нет, это не для меня. Я сюда пришёл подышать воздухом. И только.</text:p>
      <text:p text:style-name="P1">Влад тогда совершил глупость, большую глупость. Я ему давно го<text:span text:style-name="T30">ворил </text:span><text:span text:style-name="T2">—</text:span><text:span text:style-name="T3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5">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0">А у нас получается... </text:span><text:span text:style-name="T2">–</text:span><text:span text:style-name="T3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0">AI <text:span text:style-name="T2">– </text:span><text:span text:style-name="T3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text:soft-page-break/>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21">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50">Музыка быстрая, тревожная, надорваная и печальная (Pet Shop Boys “So Hard” ?)</text:p>
      <text:p text:style-name="P27"/>
      <text:p text:style-name="P78">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9"/>
      <text:p text:style-name="P3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
      <text:p text:style-name="P35"><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5">Единорог поднял голову.</text:p>
      <text:p text:style-name="P35"><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3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0">, </text:span><text:span text:style-name="T2">а от снотворного таких глюков у меня ни разу не было</text:span><text:span text:style-name="T3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5">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15">Описание получше. Подземелье</text:span><text:span text:style-name="T7">&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26">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7">&lt;</text:span><text:span text:style-name="T15">парой сезонов</text:span><text:span text:style-name="T7">&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7"><text:soft-page-break/><text:span text:style-name="T1">–</text:span> Такая <text:span text:style-name="T10">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3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5">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oft-page-break/><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2">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33">Jack of Hearts</text:span><text:span text:style-name="T33"><text:note text:id="ftn7" text:note-class="footnote"><text:note-citation>7</text:note-citation><text:note-body><text:p text:style-name="Footnote"><text:bookmark text:name="result_box1"/><text:span text:style-name="T33">Jack of Hearts</text:span> <text:span text:style-name="T1">– Червовый валет (фр.)</text:span></text:p></text:note-body></text:note></text:span><text:span text:style-name="T3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text:soft-page-break/>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text:soft-page-break/>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2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text:soft-page-break/>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1">Спи, сестра моя родная,<text:line-break/>Спи. Усни.<text:line-break/>Крыльями тебя укрою,<text:line-break/>Спи. Усни.</text:p><text:p text:style-name="P91"><text:tab/>В чаще тёмной волки воют,<text:line-break/>Спи. Усни.</text:p><text:p text:style-name="P91"><text:tab/>В мрачном замке духи ноют,<text:line-break/>Спи. Усни.</text:p><text:p text:style-name="P91"><text:tab/>Сказки вечность нам читает,<text:line-break/>Спи. Усни.<text:line-break/>День осенний угасает,<text:line-break/>Спи. Усни.<text:line-break/>Помни только в сне глубоком,</text:p><text:p text:style-name="P91"><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0">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0">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4">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5">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4">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2">,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14">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text:soft-page-break/>опустилась <text:s/>на пол и закрыла голову крыльями.</text:p>
      <text:p text:style-name="P5">Дальнейший путь мы провели в молчании.</text:p>
      <text:p text:style-name="P19"/>
      <text:h text:style-name="Heading_20_2" text:outline-level="2"><text:span text:style-name="T7">3. </text:span>Кантерлот</text:h>
      <text:p text:style-name="P51">Музыка медленная, фэнтезийная, средневековая, изысканая, дворцовая (стиль Dire Straits “Coyote”)</text:p>
      <text:p text:style-name="P21">Глава IV. Пределы магии</text:p>
      <text:p text:style-name="P18"/>
      <text:p text:style-name="P21">Вашему покорному слуге известны четыре предела магии: </text:p>
      <text:list xml:id="list4553118759745008484" text:style-name="L4">
        <text:list-item>
          <text:p text:style-name="P10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89"><text:s/>Сколько страниц сегодня нахреначили?</text:p><text:p text:style-name="P90">– <text:span text:style-name="T1">Восемь, о учитель!</text:span></text:p><text:p text:style-name="P90">– Отлично. Надиктую ещё две и сбегаешь за кофе.</text:p></text:note-body></text:note></text:span></text:p>
        </text:list-item>
      </text:list>
      <text:p text:style-name="P7"/>
      <text:p text:style-name="P11">Я захлопнул “Основы заклинан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text:soft-page-break/>Восстановительные процедуры по списку ...”.</text:p>
      <text:p text:style-name="P4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9">Дискорд исчез. Последний раз драконикуса видели, когда он на своей маленькой и юркой колеснице удалялся в сторону Жеребячьих<text:span text:style-name="T14"> </text:span>гор.</text:p>
      <text:p text:style-name="P4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9">Я потянулся. Хватит на сегодня чтения. Настало время ежедневной прогулки по городу. Тем более, что у меня есть деньги.</text:p>
      <text:p text:style-name="P4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9">Так что даже на ремонт одежды и покупку необходимых в повседневной жизни мелочей у меня финансов не было. До недавнего времени. </text:p>
      <text:p text:style-name="P4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9"><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49"><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0">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6">Старик клюнул носом и встрепенулся. Потом он огляделся и заговорщицки подмигнул мне.</text:p>
      <text:p text:style-name="P16">– Разумеется, я чётко следую королевскому указу уничтожать все испорченные и бракованные <text:span text:style-name="T22">парящие платформы.</text:span> Но дворцовым бюрократам необязательно ж знать, КАК я их уничтожаю, хе-хе! <text:soft-page-break/>Некоторые из <text:span text:style-name="T22">платформ </text:span>уничтожаются путём <text:span text:style-name="T1">усиленного</text:span> износа, будучи частью экспериментальных колесниц! “Лорен” я сделал на базе <text:span text:style-name="T22">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2"> И никто ж не догадывался, что она может летать! Её Высочество, разумеется, догадывались, но только тихо посмеивались в крыло.</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0">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6">– Не забуду. – пообещал я.</text:p>
      <text:p text:style-name="P16"/>
      <text:h text:style-name="Heading_20_2" text:outline-level="2"><text:span text:style-name="T7">4. </text:span>Библиотека</text:h>
      <text:p text:style-name="P17">&lt;<text:span text:style-name="T34">Mike Oldfield – Tres Lunas ”To Be Free” (Radio Edit)</text:span>&gt;</text:p>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2">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text:span text:style-name="T14">Разогнать силу и оборотить против себя</text:span>”.</text:p>
      <text:p text:style-name="P7"><text:soft-page-break/>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51"/>
      <text:p text:style-name="P37">На трактат упала тень.</text:p>
      <text:p text:style-name="P38">– Эй, нельзя ли не заслонять …</text:p>
      <text:p text:style-name="P38">Я поперхнулся словом, упёршись носом в покрытую белой шерстью грудь. Селестия оступила, извиняясь.</text:p>
      <text:p text:style-name="P38">– Извини за беспокойство. Просто стало интересно, что ты так увлечённо читаешь? Стража докладывала, что ты днюешь и ночуешь в библиотеке.</text:p>
      <text:p text:style-name="P37"><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38">– Эээ…</text:p>
      <text:p text:style-name="P3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Вот, так лучше. – улыбнулась она, вышагивая из него. – Доктор Плантаго Майор был уверен, что я не дотянусь до замка.</text:p>
      <text:p text:style-name="P38">– Насколько я знаю, тебе было прописано два месяца постельного режима. Сейчас и недели не прошло...</text:p>
      <text:p text:style-name="P38">– Не волнуйся, аликорны куда крепче единорогов, по стандартам которых меня лечат.</text:p>
      <text:p text:style-name="P3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7">Она, почувствовав мой взгляд, подняла нос <text:span text:style-name="T1">из</text:span> книги и <text:s/>посмотрела на меня, насторожив уши.</text:p>
      <text:p text:style-name="P37"><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9">– А по-моему, ты не…</text:p>
      <text:p text:style-name="P37"><text:span text:style-name="T8">– Так, я попрошу! – перебила меня венценосная кобыла. – Давай, ты не будешь лезть в мои дела, а я не буду</text:span><text:span text:style-name="T4">… эээ… ммм…</text:span></text:p>
      <text:p text:style-name="P39">– Не будешь что?</text:p>
      <text:p text:style-name="P41">Селестия нахмурилась и приняла грозный вид.</text:p>
      <text:p text:style-name="P41"><text:span text:style-name="T7">– </text:span>Не забывай, человек, я — могущественный маг и правитель Эквестрии. Ко мне нужно относиться с должным уважением!</text:p>
      <text:p text:style-name="P41"><text:span text:style-name="T7">– </text:span>А то что? Превратишь в жабу? Сошлёшь на Луну? Убьёшь нахер?</text:p>
      <text:p text:style-name="P41"><text:soft-page-break/>Аликорница сникла. Уши её опустились.</text:p>
      <text:p text:style-name="P41"><text:span text:style-name="T7">– </text:span>Макс, не надо... Ты же знаешь, я этого не сделаю.</text:p>
      <text:p text:style-name="P41"><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1">Селестия приложила копыто ко лбу и издала протяжный стон.</text:p>
      <text:p text:style-name="P39">– О, небо! Я забыла распорядиться насчёт тебя! Какая же я тупая! Макс, извини, пожалуйста!</text:p>
      <text:p text:style-name="P41"><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41"><text:span text:style-name="T7">Аликорница уселась н</text:span>а пол <text:span text:style-name="T7">и прижала копыто к груди.</text:span></text:p>
      <text:p text:style-name="P39">– Да будет так! Сим заявляю, что отныне и впредь буду общаться с тобой на равных, человек Макс. Слово Селестии!</text:p>
      <text:p text:style-name="P41"><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41"><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1"><text:span text:style-name="T7">– </text:span>Вот, читай отсюда. <text:span text:style-name="T7">– а</text:span>ликорница подчеркнула абзац копытом.</text:p>
      <text:p text:style-name="P41"/>
      <text:p text:style-name="P43">***</text:p>
      <text:p text:style-name="P43"/>
      <text:p text:style-name="P4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4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4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44">Но величайшая справедливость юниверсума заключается в том, что не существует безвыходных положений. Всегда есть надежда.</text:p>
      <text:p text:style-name="P4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4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1"/>
      <text:p text:style-name="P41"><text:soft-page-break/>&lt;<text:span text:style-name="T14">Селестии не удастся привлечь Макса на сторону Эквестри даже с помощью 34 — это удастся Дэш</text:span>&gt;</text:p>
      <text:p text:style-name="P41">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9">Я посмотрел на аликорницу. Та старательно делала вид, что интересуется состоянием лака на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Ээээ… ммм… А вы пробовали обратиться к врачу? – начал я как можно мягче.</text:p>
      <text:p text:style-name="P39">БАЦ!</text:p>
      <text:p text:style-name="P3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мне. У меня нет времени его переубедить.</text:p>
      <text:p text:style-name="P39">Потом она обратилась ко мне.</text:p>
      <text:p text:style-name="P39">– <text:s/>Извини. Сорвалась. Мне очень стыдно. Последнее время всё идёт наперекосяк, совсем не так, как мы планировали.</text:p>
      <text:p text:style-name="P3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1"/>
      <text:p text:style-name="P41">Селестия умолкла. Я попытался прикинуть, как сильно может повлиять ослабление магических <text:soft-page-break/>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1">Я снял её копыто со своего плеча и осторожно поставил на пол.</text:p>
      <text:p text:style-name="P39"><text:span text:style-name="T1">– Зачем? </text:span>–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4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1">Я протянул руку, вытер ей слёзы и погладил по шее.</text:p>
      <text:p text:style-name="P41">– Не плачь. Я не отказываюсь. Хотя, скорее всего, Стар Свирл что-то напутал в заклинании, потому что я человек, а не сверхаликорн.</text:p>
      <text:p text:style-name="P4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1">Селестия успокоилась и смущённо потёрлась носом мне о плечо.</text:p>
      <text:p text:style-name="P41">– <text:s/>И я не читала твои мысли. У тебя на лице и так всё написано — ты не умеешь скрывать эмоции.</text:p>
      <text:p text:style-name="P41">Наружная дверь заскрипела, после чего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Кентаврячьи яйца! Они нашли меня!</text:p>
      <text:p text:style-name="P3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9">– <text:s/>Ты! Чего! Делаешь! Твоё, <text:span text:style-name="T1">блин,</text:span> высочество!!! – <text:s/>я едва уберёг <text:span text:style-name="T1">своё </text:span>естество от острого рога.</text:p>
      <text:p text:style-name="P39">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text:soft-page-break/>втискиваться в него задом. Гул голосов был уже совсем близко.</text:p>
      <text:p text:style-name="P39">– Помоги! Мне самой не закрыть замок, – <text:s/>обратилась аликорница ко мне, тщётно пытаясь охватить зубами раскрытую защёлку.</text:p>
      <text:p text:style-name="P3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9">– <text:s/>Давай я помогу! – <text:s/>Селестия изогнула шею и стала зубами сжимать защёлку.</text:p>
      <text:p text:style-name="P39">ШЛОП!</text:p>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1">Увидев Селестию, толпа замерла. Та в попытке спрятать меня, раскрыла крылья.</text:p>
      <text:p text:style-name="P41">В наступившей тишине аликорница прошептала мне убито:</text:p>
      <text:p text:style-name="P39">– <text:s/><text:span text:style-name="T1">Что-то мне не хочется оборачиваться.</text:span></text:p>
      <text:p text:style-name="P41">– <text:s/>А придётся. Кстати, крылья можешь опустить. Всё равно видна табуретка и мои ноги.</text:p>
      <text:p text:style-name="P41">Селестия закрыла глаза и медленно обернулась к толпе.</text:p>
      <text:p text:style-name="P3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9"><text:span text:style-name="T1">– Занавес. </text:span>– <text:s/><text:span text:style-name="T1">подытожил я.</text:span></text:p>
      <text:p text:style-name="P39"/>
      <text:h text:style-name="P119" text:outline-level="2"><text:span text:style-name="T7">5. </text:span>Индиго</text:h>
      <text:p text:style-name="P39"/>
      <text:p text:style-name="P3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1"><text:span text:style-name="T1">– </text:span>А-а-апчхииии! – раздалось прямо у меня под ногами.</text:p>
      <text:p text:style-name="P4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1">– Ты кто? – машинально спросил я.</text:p>
      <text:p text:style-name="P41">– Индиго. – ответили глаза.</text:p>
      <text:p text:style-name="P41">Ответ не прояснил ситуацию ни на йоту, так что я продолжил.</text:p>
      <text:p text:style-name="P41"><text:soft-page-break/>– А чего ты под лавкой делаешь?</text:p>
      <text:p text:style-name="P41">– Прячусь.</text:p>
      <text:p text:style-name="P41">Поняв, что расспросами ничего не добьёшься, я предложил прямо:</text:p>
      <text:p text:style-name="P41">– Может, ты вылезешь? Меня можно не бояться. Я не страшный.</text:p>
      <text:p text:style-name="P41">Под лавкой началась <text:s/>возня и сопение, потом наружу вылез жеребёнок-единорог насыщенного фиолетового цвета.</text:p>
      <text:p text:style-name="P41">– А я тебя вовсе и не боюсь. Вот ещё! Я в прятки играла.</text:p>
      <text:p text:style-name="P4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1">– Ничо страшного! – малютка вытерла нос. – Меня всё равно искать некому.</text:p>
      <text:p text:style-name="P41">– Это как? Ты же с кем-то в прятки играешь? – продолжал допытываться я.</text:p>
      <text:p text:style-name="P41">– Сама с собой и играю. – хмуро ответила кобылка. – А тебе чего, дяденька?</text:p>
      <text:p text:style-name="P41">Я понял, что жеребёнок не настроен на беседу. Пожал плечами <text:s/>и повернулся было уходить.</text:p>
      <text:p text:style-name="P41">– Эээ, гм…</text:p>
      <text:p text:style-name="P41">Я повернулся обратно.</text:p>
      <text:p text:style-name="P41">– Что?</text:p>
      <text:p text:style-name="P41">Единорожка ковыряла копытом землю и шмыгала носом, не смотря на меня. Я терпеливо ждал.</text:p>
      <text:p text:style-name="P41">– Дяденька, а ты не мог бы спросить принцессу Селестию, куда девалась Шейла Блюскай? А то мне играть не с кем.</text:p>
      <text:p text:style-name="P41">– При случае спрошу. Если встречу.</text:p>
      <text:p text:style-name="P41">– Встретишь, конечно! Скажи ей, что у меня сегодня день рождения, и я очень сильно огорчилась, когда она на него не пришла!</text:p>
      <text:p text:style-name="P41"><text:s/>Такая уверенность кобылки меня заинтриговала. Я пригляделся к жеребёнку повнимательнее. Да нет, вроде, раньше её не встречал.</text:p>
      <text:p text:style-name="P41">– Позволь поинтересоваться, откуда у тебя такая уверенность, что я встречусь с Селестией? Я ей, знаешь ли, свиданий не назначаю.</text:p>
      <text:p text:style-name="P41">– Да ладно-о-о, брось заливать-то! – скептически протянуло юное создание. – Все знают, что вы встречаетесь. Вот и спроси её, пажалста, когда увидишь.</text:p>
      <text:p text:style-name="P41">– Кто это «все»?</text:p>
      <text:p text:style-name="P41">– Ну, прислуга, стража, мой па…</text:p>
      <text:p text:style-name="P41">Ох! Во что же это такое я вляпался, а? За кого они меня, чёрт побери, принимают?</text:p>
      <text:p text:style-name="P41">Я присел на лавочку и наклонился пониже, чтобы наши головы были на одном уровне.</text:p>
      <text:p text:style-name="P41">– А твоего «па» не смущает, что я и Селестия м-м-м… немного разных видов? Точнее, совсем разных?</text:p>
      <text:p text:style-name="P41">– И чо? – без малейшего замешательства спросила кроха.</text:p>
      <text:p text:style-name="P4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1">–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1"><text:soft-page-break/>– <text:s/>Кха-кхе-гррхмм... Э-э-э... м-м-м... ну-у-у...</text:p>
      <text:p text:style-name="P41">У меня в голове произошло короткое замыкание. Слова пропали. Уши начали гореть.</text:p>
      <text:p text:style-name="P41">– <text:s/>Как, ты говоришь, тебя зовут? – в конце-концов выдавил осипшим голосом я, стараясь перевести тему. – Про чей день рождения я должен рассказать?</text:p>
      <text:p text:style-name="P4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1">У меня в памяти зажглась лампочка.</text:p>
      <text:p text:style-name="P41">– Постой-постой, не части. Твой отец, случайно, не Хорст Мэдтроттер?</text:p>
      <text:p text:style-name="P41">– Агась. А ты откуда знаешь?</text:p>
      <text:p text:style-name="P41">– Да так, один пони сказал. – я полез за пазуху и достал красную коробочку. – Вот тебе подарок.</text:p>
      <text:p text:style-name="P4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41">– Вообще-то, это не мой подарок. Его просил передать один старик, Норф Каррус из каретной мастерской.</text:p>
      <text:p text:style-name="P41">– Аааа, я его знаю! Мы с Шейлой ходили к нему играть, пока она не пропала. У Норфа интересно!</text:p>
      <text:p text:style-name="P41">Индиго открыла коробочку. Внутри на подстилке из тырсы лежала крохотная модель кареты в мельчайших подробностях.</text:p>
      <text:p text:style-name="P41">– Ух ты! – благоговейно прошептала Индиго. – Королева Лорен! Я даже управляла ею немножко.</text:p>
      <text:p text:style-name="P41">– Как ею можно управлять, если она не запряжена? Уж не Норф ли таскал её? – усомнился я.</text:p>
      <text:p text:style-name="P4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41">Я остался сидеть в полнейшем замешательстве. </text:p>
      <text:p text:style-name="P41"/>
      <text:p text:style-name="P43">***</text:p>
      <text:p text:style-name="P41">&lt;<text:span text:style-name="T34">Depeche Mode - Painkiller</text:span>&gt;</text:p>
      <text:p text:style-name="P4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1"/>
      <text:p text:style-name="P41">В дверях библиотеки появился знакомый силуэт.</text:p>
      <text:p text:style-name="P41">– Привет, твоё высочество! Тебя уже выпустили, или опять от докторов смылась?</text:p>
      <text:p text:style-name="P41">Аликорница прошла в комнату и устало уселась рядом со мной.</text:p>
      <text:p text:style-name="P4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1"><text:soft-page-break/>Я с подозрением посмотрел на Селестию. Где-то я уже видел эту улыбочку на хитрой роже.</text:p>
      <text:p text:style-name="P4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1">– Вот ещё! – возмущению Селестии не было предела. Аликорница встала и демонстративно повернулась ко мне задом.</text:p>
      <text:p text:style-name="P4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1">Я подёргал замок на накрупнике. Таки не врёт.</text:p>
      <text:p text:style-name="P41">– Убедился? Вообще-то, такое недоверие меня оскорбляет. Ни один пони так бы себя не вёл со мной. – Селестия улеглась возле кресла и надулась.</text:p>
      <text:p text:style-name="P41">– Разумеется, твои подданные вели бы себя с большим пиететом. Но я же не твой подданный, твоё высочество!</text:p>
      <text:p text:style-name="P41">Аликорница вскинула копыто к виску.</text:p>
      <text:p text:style-name="P4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1">– Окей, как хочешь. Никаких больше высочеств.</text:p>
      <text:p text:style-name="P4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41">Селестия сморщила нос в улыбке и спросила, прикрывшись крылом:</text:p>
      <text:p text:style-name="P41">– К слову, а что говорят мои подданные про нас? Что означает «чёрте-что»?</text:p>
      <text:p text:style-name="P41">Я вспомнил разговор с Индиго и почувствовал, как снова начинают гореть уши.</text:p>
      <text:p text:style-name="P41">– Чёрте-что — это значит «ерунда». Большая ерунда.</text:p>
      <text:p text:style-name="P41">– Оу, как интересно! – Селестия приблизила ко мне морду и повернула уши. – Расскажи-ка поподробнее. Я вся во внимании.</text:p>
      <text:p text:style-name="P4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1">Аликорница, широко раскрыв глаза, медленно тянула ко мне морду. Наконец, когда наши носы почти соприкоснулись, она не выдержала.</text:p>
      <text:p text:style-name="P41">– А-ха-ха-ха-ха-ха-ха!!! О-у-у-у-у-у-ха-ха-ха! И-и-и-и-ха-ха-ха! – Селестия перевернулась на спину и дёргала от смеха копытами.</text:p>
      <text:p text:style-name="P41">– <text:s/>Очень смешно! Ей говорят, что она подозревается в сексуальных извращениях, а она регочет! Мне-то пофиг, а тебе ещё править придётся!</text:p>
      <text:p text:style-name="P41">– <text:s/>И-и-изви-ни, Макс, не-мо-гу-у-у-у… Ох! Давненько я так не смеялась! Лет двести — так точно!</text:p>
      <text:p text:style-name="P41">Я потянул её за копыто и перевернул обратно на живот.</text:p>
      <text:p text:style-name="P41">– Что смешного-то?</text:p>
      <text:p text:style-name="P41">Аликорница вытерла крылом выступившие слёзы и объяснила:</text:p>
      <text:p text:style-name="P41">–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1">– Ты не видишь ничего странного в межвидовых спариваниях? – охренел я. – Куда я, блин, попал???</text:p>
      <text:p text:style-name="P41"><text:soft-page-break/>Селестия развернула моё кресло к себе и задумчиво посмотрела мне в глаза.</text:p>
      <text:p text:style-name="P41">– Очевидно, мне стоит рассказать тебе, Макс, откуда произошли пегасы и единороги.</text:p>
      <text:p text:style-name="P4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41">– А как выглядят сами истинные единороги? – спросил я.</text:p>
      <text:p text:style-name="P41">–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41">– Ха! – ответил я. – В моём мире они также известны. Правда, как несуществующий, сказочный вид.</text:p>
      <text:p text:style-name="P4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1">– Ишь ты! А что было дальше?</text:p>
      <text:p text:style-name="P4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41"/>
      <text:p text:style-name="P41">Селестия встала, потянувшись по-кошачьи, и направилась к выходу. У двери она обернулась ко мне.</text:p>
      <text:p text:style-name="P41">– Сто лет не гуляла по парку. Составишь мне компанию?</text:p>
      <text:p text:style-name="P41">Я поднялся с кресла, гадая, шутила Селестия про сто лет, или нет?</text:p>
      <text:p text:style-name="P4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41">–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1"><text:soft-page-break/>–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1">Селестия грустно засмеялась своим мыслям.</text:p>
      <text:p text:style-name="P4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1">– А о чём ты грустила?</text:p>
      <text:p text:style-name="P4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1">– Но ты не выглядишь сумасшедшей.</text:p>
      <text:p text:style-name="P4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4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41">– Постой, а как же Луна? Мне показалось, она питала тёплые чувства к Кимеринну?</text:p>
      <text:p text:style-name="P41">Селестия задумалась, автоматически ковыряя копытом ямку под валуном.</text:p>
      <text:p text:style-name="P4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1">– А Дискорд? Ты говорила, он от древности вообще сбрендил. Тем-не-менее, он определённо «подъезжал» к Луне тогда, в развалинах.</text:p>
      <text:p text:style-name="P4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4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1">Селестия рассмеялась.</text:p>
      <text:p text:style-name="P4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text:soft-page-break/>грифоны сами являются химерами. Аликорны же… Ай!</text:p>
      <text:p text:style-name="P41">Селестия вскочила с места.</text:p>
      <text:p text:style-name="P41">– АЙ-Я-Я-Я-Я-Й!</text:p>
      <text:p text:style-name="P4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1">– Раньше тут не было муравейника!!! – Селестия с мольбой взглянула на меня. – Мааакс!! Помоги! Они кусаются! Я <text:s/>сейчас свихнусь почище Дискорда!</text:p>
      <text:p text:style-name="P41">Аликорница подпрыгнула и, взбрыкнув, начала кружиться в обратную сторону.</text:p>
      <text:p text:style-name="P41">– Вот нечего землю ковырять там, где не надо! Стой!!! – я схватил её за хвост, останавливая. Затем осторожно завёл руку под накрупник.</text:p>
      <text:p text:style-name="P41">…</text:p>
      <text:p text:style-name="P4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1">– Да ладно! Мне это ничего не стоило.</text:p>
      <text:p text:style-name="P4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1">– Эммм... Селестия?</text:p>
      <text:p text:style-name="P41">– Дааа? – ответила аликорница, не повернув головы. В её тоне слышались смешливые нотки.</text:p>
      <text:p text:style-name="P41">Я вытащил руку из-под накрупника.</text:p>
      <text:p text:style-name="P41">– Всё в порядке?</text:p>
      <text:p text:style-name="P41">Селестия повернула голову, и я ясно увидел широкую улыбку и фирменный ехидный прищур из-под чёлки.</text:p>
      <text:p text:style-name="P41">– А почему ты спрашиваешь? Ты разобрался с муравьями?</text:p>
      <text:p text:style-name="P41">– Вроде да. Хотя, по-моему, дело уже не в муравьях.</text:p>
      <text:p text:style-name="P41">– По-моему, тоже. – рассмеялась аликорница. – Продолжай...</text:p>
      <text:p text:style-name="P41"/>
      <text:h text:style-name="P118" text:outline-level="2"><text:soft-page-break/>6. Стыд</text:h>
      <text:p text:style-name="P41"/>
      <text:p text:style-name="P44">~~~ Завтра на семь в библиотеке ~~~</text:p>
      <text:p text:style-name="P44"/>
      <text:p text:style-name="P41">–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1">Норф носился по мастерской, окрылённый новообретённым учеником.</text:p>
      <text:p text:style-name="P4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1">–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41">Я посмотрел на часы. До семи оставалось двадцать минут — как раз, чтоб успеть дойти до библиотеки. Я намеренно уронил на пол тяжёлый рашпиль.</text:p>
      <text:p text:style-name="P41">– На сегодня довольно. Я ж вижу, ты торопишься. – заметил Норф, просыпаясь.</text:p>
      <text:p text:style-name="P41">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1">Я закрыл саквояж и сунул его в рюкзак.</text:p>
      <text:p text:style-name="P41">– Завтра будешь? – спросил Норф. – Надо бы закончить заказ из <text:s/>Троттингема.</text:p>
      <text:p text:style-name="P41">– В это же время. – подтвердил я.</text:p>
      <text:p text:style-name="P41"/>
      <text:p text:style-name="P43">***</text:p>
      <text:p text:style-name="P41"/>
      <text:p text:style-name="P4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1">– Здрасьте!</text:p>
      <text:p text:style-name="P41">Аликорница не ответила, всматриваясь в глобус.</text:p>
      <text:p text:style-name="P41"><text:soft-page-break/>– Привет, говорю! – я подошёл вплотную и легонько сжал ей холку.</text:p>
      <text:p text:style-name="P41">– А, это ты, Макс? Привет. – аликорница, наконец, оторвалась от разноцветной сферы. – Как осваиваешься?</text:p>
      <text:p text:style-name="P41">– Нормально осваиваюсь. Работу себе нашёл. К <text:s/>Норфолку Каррусу в ученики записался.</text:p>
      <text:p text:style-name="P4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1">– Да, уже пять дней. Так здорово снова чувствовать свои мышцы! Корсет был ужасен.</text:p>
      <text:p text:style-name="P41">Аликорница прошлась передо мной с раскрытыми крыльями, демонстрируя восстановленную работоспособность.</text:p>
      <text:p text:style-name="P41">– Ну что же, и я рад за тебя. – я отвернулся, присел на край стола и стал изучать потолок. – Зачем вызывала?</text:p>
      <text:p text:style-name="P4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1">– Ты сердишься?</text:p>
      <text:p text:style-name="P41">Её ресницы щекотали мне щёку. Я отодвинул её морду от лица и сказал скучающим тоном:</text:p>
      <text:p text:style-name="P41">– Та не, с чего бы? За что мне на тебя сердиться?</text:p>
      <text:p text:style-name="P41">– Но ты ведёшь себя как чужой. Как будто мы незнакомы! Ещё чуть-чуть, и станешь называть меня на «Вы» и «Ваше Высочество».</text:p>
      <text:p text:style-name="P41">Меня прорвало.</text:p>
      <text:p text:style-name="P4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1">Я вытащил из заднего кармана брюк смятую записку с королевскими вензелями и бросил её под ноги Селестии.</text:p>
      <text:p text:style-name="P4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1">Наконец Селестия развернулась и глубоко выдохнула.</text:p>
      <text:p text:style-name="P4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1">Я подошёл к аликорнице и прикоснулся к её шее.</text:p>
      <text:p text:style-name="P41">– Всё в порядке. Я тебя понимаю — и ценю твоё признание. Сам бы ещё и не так себя повёл на твоём месте.</text:p>
      <text:p text:style-name="P41">– Да? А как бы ты себя повёл? – заинтересовалась Селестия.</text:p>
      <text:p text:style-name="P41">Я вспомнил свои неудачные попытки завязать личную жизнь с девушками. Конечно, те были далеки от совершенства. Но так ли безгрешен был я сам?</text:p>
      <text:p text:style-name="P41"><text:soft-page-break/>– Я бы не извинился. Огрызался бы и считал себя правым до последнего. Ещё и послал бы подальше.</text:p>
      <text:p text:style-name="P41">Аликорница насмешливо покачала головой.</text:p>
      <text:p text:style-name="P4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1">Я снова присел на столик, теперь уже лицом к аликорнице.</text:p>
      <text:p text:style-name="P41">– Так что случилось? Куда ты пропадала? Рассказывай.</text:p>
      <text:p text:style-name="P4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1">– Что ты видишь? – спросила она напряжённо.</text:p>
      <text:p text:style-name="P4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1">– Ты не ошиблась? Нет тут никакого города.</text:p>
      <text:p text:style-name="P41">– Сейчас нет. Раньше был. – еле слышно прошептала аликорница.</text:p>
      <text:p text:style-name="P41">– Чего ты так волнуешься? Может, на более подробной карте есть? Я бы на точность глобуса не слишком полагался.</text:p>
      <text:p text:style-name="P4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1">– Так, может, его и не было? – заметил я цинично.</text:p>
      <text:p text:style-name="P4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41">– А как ты сама помнишь о том заклинании, если оно стёрто из бытия? – резонно подметил я.</text:p>
      <text:p text:style-name="P41">– У меня есть защита памяти. Я поставила её, когда сражалась с Иггусом… Правда, защита еле действует, так как прошло очень много времени.</text:p>
      <text:p text:style-name="P4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1">Я разбирала накопившиеся отчёты с дальних границ и внезапно вспомнила, что уже месяц не <text:soft-page-break/>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1">Аликорница потёрла висок и растерянно посмотрела на меня.</text:p>
      <text:p text:style-name="P4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1">Я обнял аликорницу, успокаивая.</text:p>
      <text:p text:style-name="P41">– Не волнуйся, принцесса. Ты делаешь всё, что от тебя зависит. Не твоя вина, если это происходит.</text:p>
      <text:p text:style-name="P41">Селестия рассеянно мотнула головой, не соглашаясь со мной.</text:p>
      <text:p text:style-name="P4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1">Она проследовала к выходу, кивком головы приглашая меня следовать за ней.</text:p>
      <text:p text:style-name="P4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1">– Да так, ни о чём. – покраснел я, вернувшись на дорожку.</text:p>
      <text:p text:style-name="P41">Селестия всмотрелась в меня внимательно и всё поняла.</text:p>
      <text:p text:style-name="P41">– <text:s/>Нам не туда. Не сейчас. Я хочу показать тебе Эквестрию. – тихо сказала она.</text:p>
      <text:p text:style-name="P41">&lt;<text:span text:style-name="T35">Pet Shop Boys — A Man Could Get Arrested</text:span>&gt;</text:p>
      <text:p text:style-name="P4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1">Она ещё сочувствует! Я старался не смотреть в её сторону, отводя глаза. Так мы дошли до городской стены.</text:p>
      <text:p text:style-name="P4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1">Взобравшись на галерею по винтовой лестнице крохотной сторожевой башенки, мы остановились у <text:soft-page-break/>зубца.</text:p>
      <text:p text:style-name="P4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41">– Что ты чувствуешь? – спросила аликорница.</text:p>
      <text:p text:style-name="P41">– У меня нет слов. Ничего прекраснее я в жизни не видел! – только и смог выговорить я.</text:p>
      <text:p text:style-name="P41">Селестия склонила голову, соглашаясь.</text:p>
      <text:p text:style-name="P4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1">– Прошлогодний выпуск. – заметила Селестия. – Отличная работа, хотя жеребячливости хватает. Что неудивительно, учитывая их возраст.</text:p>
      <text:p text:style-name="P4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4"> </text:span>И вообще, зачем вам учиться летать, если вы и так это умеете с рождения?</text:p>
      <text:p text:style-name="P4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1">– Проблемы? Что за проблемы? Извини, я таки прослушал.</text:p>
      <text:p text:style-name="P41">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1">– Когда твоя жизнь длится тысячи лет, начинаешь тонко чувствовать гармонию мира. – начала она.</text:p>
      <text:p text:style-name="P41"/>
      <text:h text:style-name="Heading_20_2" text:outline-level="2"><text:span text:style-name="T1">7</text:span>. Нелетающие пегасы</text:h>
      <text:p text:style-name="P41"/>
      <text:p text:style-name="P1">...Когда твоя жизнь длится тысячи лет, начинаешь тонко чувствовать гармонию мира. Сильно <text:soft-page-break/>упрощая, это когда за весной должно следовать лето, за летом <text:span text:style-name="T24">—</text:span> осень, за осенью <text:span text:style-name="T24">—</text:span> зима. <text:s/>Если пошёл дождь, должно быть мокро, если выпал снег <text:span text:style-name="T2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37">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text:soft-page-break/>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text:soft-page-break/>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0">старший. </text:span><text:span text:style-name="T2">–</text:span><text:span text:style-name="T3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меня всё это время??? Но кто??? Кто их отец? КТО ЭТОТ…</text:p>
      <text:p text:style-name="P5">Мне пришлось заткнуть Луне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text:soft-page-break/>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41">Ну что же, основное искусство правления <text:span text:style-name="T7">— умение делегировать полномочия. Вечером того же дня я села за письменный стол.</text:span></text:p>
      <text:p text:style-name="P3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41"/>
      <text:p text:style-name="P43">***</text:p>
      <text:p text:style-name="P41"/>
      <text:p text:style-name="P41">– А что стало с жеребятами? – спросил я. – Они перестали бояться экзаменов?</text:p>
      <text:p text:style-name="P4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1"><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1"><text:span text:style-name="T24">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span></text:p>
      <text:p text:style-name="P4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1">Описав круг, Селестия перелетела через стену и приземлилась в парке. Я скатился на траву, пытаясь вдохнуть.</text:p>
      <text:p text:style-name="P41">– Что... Это... Было?</text:p>
      <text:p text:style-name="P41">Селестия осторожно, но настойчиво повалила меня на траву и принялась ощупывать рёбра.</text:p>
      <text:p text:style-name="P41">– Так больно? А так?</text:p>
      <text:p text:style-name="P4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1">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1">– Не могу поверить. В Кантерлоте никогда не было землетрясений. Это неестественно. – пробормотала аликорница растерянно. – Слишком быстро.</text:p>
      <text:p text:style-name="P41">– Что <text:span text:style-name="T7">— </text:span>быстро? – не выдержал я.</text:p>
      <text:p text:style-name="P4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1">– Нет проблем, Селестия. Я всё понимаю.</text:p>
      <text:p text:style-name="P41">Аликорница приготовилась было взлетать, но в последний момент, приняв какое-то решение, остановилась.</text:p>
      <text:p text:style-name="P41">– Макс?</text:p>
      <text:p text:style-name="P41">– Да?</text:p>
      <text:p text:style-name="P41">– Мы уже достаточно неплохо знаем друг друга. Могу сказать, что ты меня знаешь лучше, чем кто-либо ещё во дворце, за исключением Луны.</text:p>
      <text:p text:style-name="P41">– Да?</text:p>
      <text:p text:style-name="P41">– Да. Зови меня Тия. Если хочешь.</text:p>
      <text:p text:style-name="P41"><text:soft-page-break/>– Хорошо. До встречи, Тия.</text:p>
      <text:p text:style-name="P41">– До встречи, Макс.</text:p>
      <text:p text:style-name="P41"/>
      <text:h text:style-name="Heading_20_2" text:outline-level="2"><text:span text:style-name="T1">8</text:span>. <text:span text:style-name="T7">40-6</text:span></text:h>
      <text:p text:style-name="P52">Mark Knopfler — Hill Farmers Blues — или на следующую главу (прощание)</text:p>
      <text:p text:style-name="P41"/>
      <text:p text:style-name="P4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4">Истончения </text:span>(быть может, к счастью). Всё, что я могу <text:span text:style-name="T7">— оставить тебе напутствие.</text:span></text:p>
      <text:p text:style-name="P44"><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4"><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44">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44">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9">…</text:p>
      <text:p text:style-name="P41">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6"> </text:span><text:span text:style-name="T27">— вся архитектура явно </text:span><text:span text:style-name="T24">была </text:span><text:span text:style-name="T27">заточена под крылатых. Таких, для которых приземлиться на балкон в тронном зале или уйти через портик на крыше</text:span><text:span text:style-name="T36"> </text:span><text:span text:style-name="T27">— обычное дело. </text:span><text:span text:style-name="T36">Хорошо, что ежедневные посещения каретной мастерской подняли мой тонус, изрядно посаженный сидячим образом жизни.</text:span></text:p>
      <text:p text:style-name="P1"><text:soft-page-break/><text:span text:style-name="T3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7">—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24">Каменный пол комнаты был покрыт розовым ковром с длиннейшим ворсом.</text:span><text:span text:style-name="T27"> </text:span><text:span text:style-name="T24">Его центр занимал высокий </text:span><text:span text:style-name="T27">кругл</text:span><text:span text:style-name="T24">ый</text:span><text:span text:style-name="T27"> матрац </text:span><text:span text:style-name="T24">с</text:span><text:span text:style-name="T27"> велик</text:span><text:span text:style-name="T24">им</text:span><text:span text:style-name="T27"> множество</text:span><text:span text:style-name="T24">м</text:span><text:span text:style-name="T27">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9">– Рада тебя видеть, Макс. – знакомый силуэт на балконе повернулся в мою сторону. Гардины раздвинулись и Селестия вошла в комнату.</text:p>
      <text:p text:style-name="P39">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По сравнению с её грацией подиумные модели выглядели бы кривоногими утками.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41">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1">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41">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39">Селестия подошла к фонтанчику и начала набирать воду в серебряный чайник.</text:p>
      <text:p text:style-name="P39"><text:soft-page-break/>–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счезнут. Несчастные!</text:span></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1">Аликорница смутилась.</text:p>
      <text:p text:style-name="P41">–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text:p>
      <text:p text:style-name="P39"><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9">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9"><text:span text:style-name="T1">–</text:span> Спасибо, Селестия. Пожалуй, буду “кантерлотский королевский”.</text:p>
      <text:p text:style-name="P41">Аликорница искоса зыркнула на меня, недовольно сморщив нос.</text:p>
      <text:p text:style-name="P39"><text:span text:style-name="T1">–</text:span> Мы же договорились! Тия! Не хватало мне ещё слышать официоз у себя дома. Его в моей жизни и так хватает.</text:p>
      <text:p text:style-name="P39">Она открыла шкафчик и, потянув зубами золотой шнурок, вытащила чёрный с золотом пакетик.</text:p>
      <text:p text:style-name="P39"><text:span text:style-name="T1">–</text:span> Извини, Тия. Тебе помочь?</text:p>
      <text:p text:style-name="P1"><text:span text:style-name="T1">–</text:span> Нее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9">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9"><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9">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Макс! Об тебя можно взгляд поцарапать!</text:p>
      <text:p text:style-name="P39">Я присел на краешек. Она немного придвинулась ко мне и смешливо сощурилась.</text:p>
      <text:p text:style-name="P39"><text:soft-page-break/><text:span text:style-name="T1">–</text:span> Ты не против, если мы продолжим знакомство? Я хотела пригласить тебя на чай ещё вчера, но землетрясение…</text:p>
      <text:p text:style-name="P39">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9"><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9">Тия виновато сморщила нос.</text:p>
      <text:p text:style-name="P39"><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кривотолки, которые повредят, в первую очередь, тебе же. Надеюсь, ты не обиделся?</text:p>
      <text:p text:style-name="P39">Я молчал, раздумывая, чтобы такое остроумное ляпнуть в ответ, когда аликорница шутливо ткнула меня копытом в плечо. </text:p>
      <text:p text:style-name="P39"><text:span text:style-name="T1">–</text:span> Ну же, Макс, ты как деревянный! Расслабься! Можно подумать, тебя никогда раньше не приглашали на свидания!</text:p>
      <text:p text:style-name="P39">От неожиданности я повалился на ложе.</text:p>
      <text:p text:style-name="P39"><text:span text:style-name="T1">–</text:span> Эй, полегче! Ты пихаешься, как бульдозер!</text:p>
      <text:p text:style-name="P39"><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9">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9"><text:span text:style-name="T1">–</text:span> Ты чего??? <text:span text:style-name="T1">–</text:span> я непонимающе уставился на аликорницу.</text:p>
      <text:p text:style-name="P39"><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3">Мне печалиться не стоит</text:p><text:p text:style-name="P93">Жизнь прекрасна и ярка</text:p><text:p text:style-name="P93">Телом молода, душою —</text:p><text:p text:style-name="P93">Как морской дракон мудра</text:p><text:p text:style-name="P93"/><text:p text:style-name="P93">Я видала взлёт империй,</text:p><text:p text:style-name="P93">Я жила среди легенд,</text:p><text:p text:style-name="P93">Древней магии мистерий</text:p><text:p text:style-name="P93">Я прилежнейший студент</text:p><text:p text:style-name="P93"/><text:p text:style-name="P93">Обожаема народом,</text:p><text:p text:style-name="P93">Уважаема врагом,</text:p><text:p text:style-name="P93">Но друзей моих немного,</text:p><text:p text:style-name="P93">Но в душе жжёт холодом</text:p><text:p text:style-name="P93"/><text:p text:style-name="P93">Одинока и печальна,</text:p><text:p text:style-name="P93">Недоступна и строга,</text:p><text:p text:style-name="P93">Потеряла изначальный</text:p><text:p text:style-name="P93">Смысл жизни навсегда</text:p><text:p text:style-name="P93"/><text:p text:style-name="P93">Жизнь моя теперь публична,</text:p><text:p text:style-name="P93">Жизнь моя теперь для всех,</text:p><text:p text:style-name="P93">В этом — горе, в этом — счастье,</text:p><text:p text:style-name="P93">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text:soft-page-break/>дружеских уз. Вдобавок, я была не вполне здорова.</text:p>
      <text:p text:style-name="P39">Аликорница поводила носом над чашками и заметила:</text:p>
      <text:p text:style-name="P39">–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Я трогал пальцем ноги воду, сидя на бортике бассейна, когда дверь открылась и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9">– Ты бы предупреждала, прежде чем войти, что ли? – просипел я. </text:p>
      <text:p text:style-name="P39"><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9">– Мёд. Или сахар. На твоё усмотрение.</text:p>
      <text:p text:style-name="P39">– Как скажешь. – нос Тии скрылся за дверью.</text:p>
      <text:p text:style-name="P3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О, ты уже?</text:p>
      <text:p text:style-name="P39">Аликорница поставила на поднос чашки и плетёнку с бубликами и подошла с ним к тюфяку.</text:p>
      <text:p text:style-name="P39">– А почему ты опустила жалюзи на окне в ванной? Оттуда такой прекрасный вид.</text:p>
      <text:p text:style-name="P39">–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9">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9">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9">Я повернулся к Тие.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text:soft-page-break/>пьёте эту траву каждый день.</text:p>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1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1">Копыто легло мне на плечо и мягко повалило на постель. Тия легла рядом и тепло дунула мне в ухо.</text:p>
      <text:p text:style-name="P39">– <text:span text:style-name="T1">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1">Тия фыркнула.</text:p>
      <text:p text:style-name="P41">–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41">Её ресницы щекотали мне щеку. Я повернулся к ней и буквально растворился в ласковом взгляде огромных фиалковых глаз.</text:p>
      <text:p text:style-name="P41">– Ты предлагаешь мне заняться сексом? С тобой? Но... как?</text:p>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1">Тия подняла голову.</text:p>
      <text:p text:style-name="P4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text:span text:style-name="T14">слабой рядом с сильным</text:span>!</text:p>
      <text:p text:style-name="P41">Она призывно отвернула хвост в сторону и опустила голову на ложе, закрыв глаза. Слабый запах мускуса смешался с лавандовым. Чувство томления в низу живота было невыносимым, мне стало жарко и тесно в штанах.</text:p>
      <text:p text:style-name="P41">Как во сне я разделся и зашёл к ней сзади. "Это неправильно!» – пискнули во мне остатки ханжества и замолкли, раздавленные желанием.</text:p>
      <text:p text:style-name="P41">Я опустился на колени. Тия лежала на животе, вытянув шею и поджав под себя ноги. Она лишь протяжно вздохнула, когда я вошё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1">Через некоторое время Тия осторожно высвободилась из-под меня и встала с постели. </text:p>
      <text:p text:style-name="P41">– Лежи, я сейчас. – муркнула она, поцеловав меня в ухо.</text:p>
      <text:p text:style-name="P4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1">Достав из шкафчика пузатую заплесневевшую бутылку, Тия что-то прикинула и наполнила её содержимым два бокала на полуметровых ножках.</text:p>
      <text:p text:style-name="P41"><text:soft-page-break/>– Я тут подумала, – повернулась она ко мне, – лучше выпьем лазурное вино в ванной. <text:span text:style-name="T14">Оно расслабляет и снимает магию радужного чая. Эффективнее всего действует в воде. Ты не против?</text:span></text:p>
      <text:p text:style-name="P41">–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1">Тия покачала головой и прошла с бокалами в ванную, кивком пригласив меня следовать за ней.</text:p>
      <text:p text:style-name="P4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41"><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1">Наконец, я со вздохом отпрянул.</text:p>
      <text:p text:style-name="P41"><text:span text:style-name="T7">– За дружбу! </text:span>– подняла бокал Тия.</text:p>
      <text:p text:style-name="P4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1"><text:span text:style-name="T7">– Это ты называешь “дружбой”? – с </text:span>улыбкой хмыкнул<text:span text:style-name="T7"> я. – </text:span>Мне нравится твоё чувство юмора.</text:p>
      <text:p text:style-name="P41">Аликорница нахмурилась.</text:p>
      <text:p text:style-name="P41"><text:span text:style-name="T7">– </text:span>Тебе не нравится моя дружба? Ты чем-то недоволен?</text:p>
      <text:p text:style-name="P41">Я расхохотался, чуть не поперхнувшись водой, плескавшейся у подбородка.</text:p>
      <text:p text:style-name="P41"><text:span text:style-name="T7">– </text:span>Нет, что ты, Тия, не мели ерунды! Я всем доволен, я просто в восторге. Мне вообще кажется, что я попал в рай и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я не понимаю, зачем называть дружбой лю...</text:p>
      <text:p text:style-name="P41">Копыто аликорницы закрыло мне рот прежде чем я успел договорить заветное слово.</text:p>
      <text:p text:style-name="P39">– Макс, не надо! – умоляюще произнесла аликорница. – Не продолжай! Пожалуйста!</text:p>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Тия виновато закусила губу и отвернулась.</text:p>
      <text:p text:style-name="P39">–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9">Рай покрылся трещинами и начал рушиться. Колонны храма ломались и падали, круша твердь и <text:soft-page-break/>поднимая снопы искр в открывшейся в проломах лаве. Среди этого армагеддона стоял мой ангел-хранитель и шептал:</text:p>
      <text:p text:style-name="P39">– Макс… Я не смогу сделать тебя бессмертным… Мне очень жаль… Извини…</text:p>
      <text:p text:style-name="P39">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9">Слёзы злости душили меня, но я сдержался.</text:p>
      <text:p text:style-name="P39">– Охренеть. – сказал я холодно. – А я прям напрашивался!</text:p>
      <text:p text:style-name="P39">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9">“..пожалуйста, останься...”</text:p>
      <text:p text:style-name="P39">Где этот чёртов носок?</text:p>
      <text:p text:style-name="P39">“...пойми, это эффект лазурного вина...”</text:p>
      <text:p text:style-name="P39">Джинсы узкие, блядь! На мокрое тело хрен натянешь...</text:p>
      <text:p text:style-name="P39">“...ох, я глупая...”</text:p>
      <text:p text:style-name="P39">Так, всё. Шмотки на мне, вроде, ничего не забыл.</text:p>
      <text:p text:style-name="P41">У выхода я обернулся. Сквозь зелёный полог просвечивало алое сияние. Я отвернулся и изо всех сил двинул дверью об косяк. В комнате беспомощно звякнул колокольчик...</text:p>
      <text:p text:style-name="P41"/>
      <text:h text:style-name="Heading_20_2" text:outline-level="2">9. <text:span text:style-name="T1">Прощание</text:span></text:h>
      <text:p text:style-name="P41"/>
      <text:p text:style-name="P39">– <text:span text:style-name="T1">Норф!.. Эй, Норф! Ты где?..</text:span></text:p>
      <text:p text:style-name="P4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43">***</text:p>
      <text:p text:style-name="P39"/>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5"><text:span text:style-name="T27">– </text:span><text:span text:style-name="T29">Говорят, на Станции Додж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text:span><text:soft-page-break/><text:span text:style-name="T29">ночью, во время сна, один за другим. Оставшиеся собирают пожитки и перебираются ближе к центру, в районы пооживлённей...</text:span></text:p>
      <text:p text:style-name="P5"><text:span text:style-name="T27">– </text:span><text:span text:style-name="T29">А из Пинто Крика уже месяц нет новостей...</text:span></text:p>
      <text:p text:style-name="P5"><text:span text:style-name="T27">– </text:span><text:span text:style-name="T2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1">…</text:p>
      <text:p text:style-name="P13">...“<text:span text:style-name="T1">Что я могу сделать, чтобы вернуть всё назад?</text:span>”</text:p>
      <text:p text:style-name="P13"><text:span text:style-name="T29">– </text:span><text:span text:style-name="T24">Так и сказала?</text:span></text:p>
      <text:p text:style-name="P1"><text:span text:style-name="T27">– </text:span><text:span text:style-name="T24">Да, </text:span><text:span text:style-name="T25">Фэнси</text:span><text:span text:style-name="T2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29">– </text:span><text:span text:style-name="T24">Что бы это значило, Флер?</text:span></text:p>
      <text:p text:style-name="P13"><text:span text:style-name="T29">– </text:span><text:span text:style-name="T24">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41">…</text:p>
      <text:p text:style-name="P4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6">– Куда проваливаться?</text:p>
      <text:p text:style-name="P46">– Они не знают. В тех провалах не видно дна...</text:p>
      <text:p text:style-name="P46">…</text:p>
      <text:p text:style-name="P4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6">– Леди и джентлькольты! Приём окончен! Её Высочество Принцесса Селестия будет рада видеть <text:s/>вас в следующую среду!</text:p>
      <text:p text:style-name="P4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38">– Привет, Селестия. – подчёркнуто нейтрально обратился я. – Как дела?</text:p>
      <text:p text:style-name="P38">– Привет… Макс. <text:s/>Не очень, мягко говоря.</text:p>
      <text:p text:style-name="P37"><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ы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37"><text:span text:style-name="T7">–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span></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text:soft-page-break/>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text:span text:style-name="T1">Если мы отменим экзамены </text:span><text:span text:style-name="T26">— </text:span><text:span text:style-name="T2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26">—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38">–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8">Селестия подошла к фонтанчику, обмакнула в него копыто и провела им по лбу.</text:p>
      <text:p text:style-name="P37"><text:span text:style-name="T7">– Разрывы в ткани реальности появляются всё чаще. Луна не успевает сшивать их. Если так пойдёт и дальше — они выйдут из рамок снов в осязаемый мир. Но довольно о проблемах! Какие новости у тебя? Чем порадуешь? Если, конечно, хочешь порадовать.</text:span></text:p>
      <text:p text:style-name="P37"><text:span text:style-name="T7">Я сделал вид, что не заметил полунамёка в последнем предложении. Выяснять отношения мне не хотелось.</text:span></text:p>
      <text:p text:style-name="P38">– Порадовать, к сожалению, нечем. Твой приятель, Норфолк Каррус, исчез.</text:p>
      <text:p text:style-name="P37"><text:span text:style-name="T7">– И Норф? О-о-о, нет!</text:span></text:p>
      <text:p text:style-name="P38">Селестия в отчаянии села на пол, свесив голову.</text:p>
      <text:p text:style-name="P37"><text:span text:style-name="T7">– Что значит “и”? – поинтересовался я. – Исчез кто-то ещё?</text:span></text:p>
      <text:p text:style-name="P38">Аликорница опустошенно качала головой, тихо говоря в пространство:</text:p>
      <text:p text:style-name="P37"><text:span text:style-name="T7">–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span></text:p>
      <text:p text:style-name="P38">Аликорница подняла голову и растерянно посмотрела на меня.</text:p>
      <text:p text:style-name="P1"><text:span text:style-name="T26">–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span></text:p>
      <text:p text:style-name="P37"><text:span text:style-name="T7">– Может, спросишь Луну, куда деваются пони? Сон по её части.</text:span></text:p>
      <text:p text:style-name="P37"><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8">– Может, мне поговорить с ней?</text:p>
      <text:p text:style-name="P37"><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39">– Ну ок. Тогда она обрадуется следующей новости: я ухожу.</text:p>
      <text:p text:style-name="P39">Селестия еле заметно дрогнула ушами. Она отвернулась и молча смотрела в окно, не выказывая эмоций.</text:p>
      <text:p text:style-name="P39"><text:soft-page-break/>Я продолжил.</text:p>
      <text:p text:style-name="P39">–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Поза аликорницы стала чуть менее скованной. На грани слышимости я уловил её вздох. Она наконец повернулась ко мне и слабо улыбнулась.</text:p>
      <text:p text:style-name="P39">–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9">Аликорница вытащила из шкафчика листок бумаги, быстро написала письмо и, запечатав его сургучём с королевской печатью, вручила мне.</text:p>
      <text:p text:style-name="P39">–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9">Я хотел было оскорбиться опекой со стороны аликорницы, но, глянув в её налитые кровью глаза, передумал.</text:p>
      <text:p text:style-name="P39">– <text:span text:style-name="T41">Твоё высочество</text:span><text:span text:style-name="T1">, ты, вообще, спишь по ночам? У тебя глаза красные, как у кролика-альбиноса.</text:span></text:p>
      <text:p text:style-name="P39">Селестия приблизилась ко мне, её нос почти коснулся моего. <text:span text:style-name="T1">Я был начеку, готовясь отпрянуть, если она полез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9">–<text:span text:style-name="T1"> Отправляйся, Макс. Очень надеюсь </text:span><text:span text:style-name="T5">на</text:span><text:span text:style-name="T1"> успех твоей миссии.</text:span></text:p>
      <text:p text:style-name="P41">Она повернулась и вышла из зала, почти подметая хвостом пол.</text:p>
      <text:p text:style-name="P37"><text:span text:style-name="T8">&lt;</text:span><text:span text:style-name="T1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28">&lt;</text:span><text:span text:style-name="T40">Mark Knopfler - </text:span><text:span text:style-name="T39">Hill Farmer's Blues</text:span><text:span text:style-name="T28">&gt;</text:span></text:p>
      <text:p text:style-name="P111">***</text:p>
      <text:p text:style-name="P108"/>
      <text:p text:style-name="P112">“<text:span text:style-name="T44">И когда различные народы пони объединились, возникло нечто большее, чем три племени. Возник Дух Пони. </text:span>”</text:p>
      <text:p text:style-name="P107"><text:span text:style-name="T36"/></text:p>
      <text:p text:style-name="P107"><text:span text:style-name="T36">Вагоны убаюкивающе перестукивались по рельсам, унося меня прочь от Кантерлота. </text:span><text:span text:style-name="T37">Со мной </text:span>в купе расположилась кобылка-земнопони с двумя жеребятами. Эквестрийская толерантность к разумным видам не позволила ей спросить напрямую <text:span text:style-name="T43">о моём виде, но старшая из жеребят, не особо комплексуя, дёрнула меня за штанину с вопросом:</text:span></text:p>
      <text:p text:style-name="P109">–<text:span text:style-name="T1"> </text:span><text:span text:style-name="T6">А вы </text:span><text:span text:style-name="T43">— дядя-минотавр?</text:span></text:p>
      <text:p text:style-name="P109">–<text:span text:style-name="T1"> </text:span><text:span text:style-name="T6">Нет. Я </text:span><text:span text:style-name="T43">— дядя-человек. Что, впрочем, не слишком отличается по смыслу.</text:span></text:p>
      <text:p text:style-name="P110">–<text:span text:style-name="T1"> </text:span></text:p>
      <text:p text:style-name="P109"/>
      <text:p text:style-name="P106">&lt;Пони-мама рассказывает жеребятам в вагоне, что Селестия состоит из суммарной светлой сущности всех пони, а Луна – из тёмной. <text:span text:style-name="T42">В конце - “Намерение меняет реальность”</text:span>&gt;</text:p>
      <text:p text:style-name="P38"/>
      <text:p text:style-name="P14">&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text:span><text:soft-page-break/><text:span text:style-name="T1">коллапса</text:span>&gt;</text:p>
      <text:p text:style-name="P14"/>
      <text:p text:style-name="P20">&lt;<text:span text:style-name="T15">самолёт в эквестрию проваливается во время </text:span><text:span text:style-name="T1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29">&gt;</text:span></text:p>
      <text:p text:style-name="P40">&lt;<text:span text:style-name="T1">О рейде пони-рейнджеров Максу рассказывает Луна во время его возвращения в Кантерлот после исчезновения Селестии.</text:span>&gt;</text:p>
      <text:p text:style-name="P39"/>
      <text:p text:style-name="P42">&lt;<text:span text:style-name="T1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42"/>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0"><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1"/>
      <text:p text:style-name="P1"/>
      <text:p text:style-name="P4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4">***</text:p>
      <text:p text:style-name="P14"/>
      <text:p text:style-name="P2"><text:span text:style-name="T7">&lt;Луна - </text:span><text:span text:style-name="T1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4"/>
      <text:h text:style-name="P121" text:outline-level="2">Рейд пони-рэйнджеров</text:h>
      <text:p text:style-name="P2">&lt;Магия изо всех окраин Эквестрии бежит к её центру — в Вечнодикий лес&gt;</text:p>
      <text:p text:style-name="P28">(леденящий душу триллер, музыка тревожная)</text:p>
      <text:p text:style-name="P6"><text:soft-page-break/>&lt;<text:span text:style-name="T1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oft-page-break/><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13">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15">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14">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14">???</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text:soft-page-break/>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21" text:outline-level="2">Рейд пони-рэйнджеров-2 (<text:span text:style-name="T14">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14">гидрорысью</text:span><text:span text:style-name="T7">&gt;</text:span> и нападением <text:span text:style-name="T7">&lt;</text:span><text:span text:style-name="T14">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14">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text:soft-page-break/>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2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 </text:span>Душновато как-то, <text:span text:style-name="T7">–</text:span> Селестия встала с подушек и приоткрыла дверь на балкон. <text:span text:style-name="T7">–</text:span> Тебе не холодно?</text:p>
      <text:p text:style-name="P2"><text:span text:style-name="T7">–</text:span> Нет, вполне тепло. <text:span text:style-name="T7">–</text:span> Я тоже встал с подушек размять затёкшие ноги.</text:p>
      <text:p text:style-name="P2"><text:span text:style-name="T7">–</text:span> Уборная там. <text:span text:style-name="T7">–</text:span> Селестия показала на неприметную дверцу за занавеской в углу.</text:p>
      <text:p text:style-name="P2"><text:span text:style-name="T7">–</text:span> Как ты догадалась? <text:span text:style-name="T7">–</text:span> <text:span text:style-name="T1">и</text:span>зумился я.</text:p>
      <text:p text:style-name="P2"/>
      <text:p text:style-name="P2"><text:s/><text:span text:style-name="T1">–</text:span> Я же видела, последние пятнадцать минут ты меня почти не слушал.</text:p>
      <text:p text:style-name="P2">Я притворил за собой дверь.</text:p>
      <text:p text:style-name="P2"><text:soft-page-break/><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7">&lt;</text:span><text:span text:style-name="T1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1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7">–</text:span> То есть, Кимеринн видел человека у развалин замка?</text:p>
      <text:p text:style-name="P2"><text:span text:style-name="T7">–</text:span> Скорее всего, да. Правда, впоследствии он уже не был так уверен <text:span text:style-name="T7">—</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7">–</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7">–</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7">–</text:span> А кто-нибудь поблизости не заметил, как они исчезают?</text:p>
      <text:p text:style-name="P2"/>
      <text:p text:style-name="P2"/>
      <text:p text:style-name="P2"/>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text:soft-page-break/>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69"/>
      <text:p text:style-name="P42">Она вытянула шею и начала по очереди сгибать-разгибать ноги, разминая суставы.</text:p>
      <text:p text:style-name="P42"><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21" text:outline-level="2">В библиотеке замка Селестии</text:h>
      <text:p text:style-name="P74"/>
      <text:p text:style-name="P3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14">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14">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14">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text:soft-page-break/>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21"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7">—</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7">–</text:span> Привет, Твайлайт Спаркл! Ещё не поздно?</text:p>
      <text:p text:style-name="P2"><text:span text:style-name="T7">–</text:span> Привет! <text:span text:style-name="T7">–</text:span> Твайлайт оторвалась от полки, поставив на место толстенный пыльный фолиант. <text:span text:style-name="T7">–</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7">–</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7">–</text:span> Это плохо! <text:span text:style-name="T7">–</text:span> Твайлайт помрачнела. <text:span text:style-name="T7">–</text:span> Сон <text:span text:style-name="T7">—</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7">–</text:span> Да, по себе знаю, недосып <text:span text:style-name="T7">—</text:span> одна из паршивейших вещей на свете. <text:span text:style-name="T7">–</text:span> Я уселся на ступеньку лестницы. <text:span text:style-name="T7">– </text:span>Тут такое дело… Тебе удалось что-то узнать про неведомую угрозу, о которой говорила Селестия?</text:p>
      <text:p text:style-name="P2"><text:span text:style-name="T7">–</text:span> Ты про сны о Радужной Фабрике выпускников лётной академии? <text:span text:style-name="T7">–</text:span> Твайлайт отрицательно покачала головой. <text:span text:style-name="T7">–</text:span> Нашла несколько сонников, в самом древнем написано, что сны <text:span text:style-name="T7">—</text:span> ворота в другой мир. Про Фабрику Радуг <text:span text:style-name="T7">—</text:span> ни слова.</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2">Твайлайт начала в возбуждении ходить по читальному залу.</text:p>
      <text:p text:style-name="P2"><text:span text:style-name="T7">–</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9">заклинание равновесия, в описании к которому есть ссылка на заклинание роста </text:span><text:span text:style-name="T20">(вставить шутку в стиле Влада)</text:span><text:span text:style-name="T19">.</text:span> И <text:soft-page-break/>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7">–</text:span> Элементы-шмелементы, <text:span text:style-name="T7">–</text:span> проворчал Спайк, выкарабкиваясь из-под Твайлайт, <text:span text:style-name="T7">–</text:span> привет, Макс (мы с ним виделись пару раз в Кантерлоте). Ты как, не ушиблась? <text:span text:style-name="T7">–</text:span> Дракончик повернулся к единорожке <text:span text:style-name="T7">&lt;</text:span><text:span text:style-name="T15">аликорнице?</text:span><text:span text:style-name="T7">&gt;</text:span>.</text:p>
      <text:p text:style-name="P2"><text:span text:style-name="T7">–</text:span> Да нет, всё в порядке, Спайк. <text:span text:style-name="T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7">–</text:span> Вообще-то говоря, мне каждеся, внешняя сила <text:span text:style-name="T1">—</text:span> это я. Я точно произошёл не в Эквестрии и вообще не в этом мире.</text:p>
      <text:p text:style-name="P2"><text:span text:style-name="T7">–</text:span> Да, логично, <text:span text:style-name="T7">–</text:span> сказала в нос Твайлайт. <text:span text:style-name="T7">–</text:span> Могла бы и сама догадаться.</text:p>
      <text:p text:style-name="P2"><text:span text:style-name="T7">–</text:span> Но проблема в том, что я не знаю, ак помочь вам. Может, я какая-то неправильная сила? <text:span text:style-name="T7">–</text:span> Я поправил платок на носу Твайлайт.</text:p>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19">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14">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15">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text:soft-page-break/>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text:soft-page-break/>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2"><text:span text:style-name="T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7">&lt;</text:span><text:span text:style-name="T14">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4"/>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2"/>
      <text:h text:style-name="P12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oft-page-break/><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text:soft-page-break/>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text:soft-page-break/>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53">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21" text:outline-level="2">Первый сеанс двойного сна. Рэрити</text:h>
      <text:p text:style-name="P2"/>
      <text:p text:style-name="P2"><text:span text:style-name="T7">&lt;</text:span><text:span text:style-name="T1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text:span><text:soft-page-break/><text:span text:style-name="T14">очередь - не состоялась из-за исчезновения Селестии, а больше двух нельзя).</text:span></text:p>
      <text:p text:style-name="P2"><text:span text:style-name="T14">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21" text:outline-level="2">Сон Макса</text:h>
      <text:p text:style-name="P74"/>
      <text:p text:style-name="P2"><text:soft-page-break/><text:span text:style-name="T7">&lt;</text:span><text:span text:style-name="T1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0"><text:span text:style-name="T7">–</text:span> Готова, <text:span text:style-name="T7">–</text:span> процедила она.</text:p>
      <text:p text:style-name="P30">В сон отправились сразу три пони <text:span text:style-name="T7">—</text:span> Рэрити, Рэйнбоу Дэш и Пинки. Пинки после пробуждения Макса пробуждается безумной <text:span text:style-name="T7">—</text:span> Твайлайт пытается её лечить</text:p>
      <text:p text:style-name="P2"><text:span text:style-name="T14">Эгрегор Эквестрии </text:span><text:span text:style-name="T17">—</text:span><text:span text:style-name="T14"> Селестия </text:span><text:span text:style-name="T17">—</text:span><text:span text:style-name="T14"> на кончике главного рога Анакор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3"/>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oft-page-break/><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2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14">Рэйнбоу объясняет Максу, почему Пинки расплатилась за него </text:span><text:span text:style-name="T15">—</text:span><text:span text:style-name="T14"> и вспоминает, что когда-то уже объясняла нечто подобное (Леро)</text:span></text:p>
      <text:p text:style-name="P2"><text:span text:style-name="T14">У Твайлайт после видения гибели Кимеринна появились морщинки возле глаз</text:span><text:span text:style-name="T7">&gt;</text:span></text:p>
      <text:p text:style-name="P2"/>
      <text:h text:style-name="P121"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oft-page-break/><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14">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text:soft-page-break/>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14">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14">Дэш расплачивается за Макса в кафе. Когда тот спрашивает, почему она и Пинки платят за него, Дэш, вместо ответа, говорит:</text:span></text:p>
      <text:p text:style-name="P2"><text:span text:style-name="T17">–</text:span><text:span text:style-name="T14"> Пинки? </text:span><text:span text:style-name="T17">–</text:span><text:span text:style-name="T14"> Дэш сморщила нос. </text:span><text:span text:style-name="T17">–</text:span><text:span text:style-name="T14"> Я скажу ей, чтоб больше не </text:span><text:span text:style-name="T17">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text:soft-page-break/>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14">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text:soft-page-break/>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lt;</text:span><text:span text:style-name="T14">Аликорны </text:span><text:span text:style-name="T17">—</text:span><text:span text:style-name="T14"> элементали. Они воплощают в себе какую-либо сторону чаяний и настроений </text:span><text:soft-page-break/><text:span text:style-name="T14">сообщества пони. Анакорн </text:span><text:span text:style-name="T17">—</text:span><text:span text:style-name="T14"> супераликорн, элементаль всего мира</text:span><text:span text:style-name="T7">&gt;</text:span></text:p>
      <text:p text:style-name="P14"/>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17">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text:soft-page-break/>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text:soft-page-break/>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14">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h text:style-name="P12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7">&lt;</text:span><text:span text:style-name="T14">Вкратце суть сна Рэрити.</text:span></text:p>
      <text:p text:style-name="P2"><text:span text:style-name="T14">Она проснулась в мире Терры веб-дизайнером. И мир Эквестрии ей только снился </text:span><text:span text:style-name="T17">—</text:span><text:span text:style-name="T14"> и быстро начал забываться. Т.е. мир Эквестрии - всего лишь сон терранского парня (девушки?)</text:span></text:p>
      <text:p text:style-name="P2"><text:span text:style-name="T14">к экрану - очередь из пони (пони пропадают из Эквестрии). В очереди близко к экрану </text:span><text:span text:style-name="T17">—</text:span><text:span text:style-name="T14"> Селестия. Рэрити </text:span><text:span text:style-name="T17">—</text:span><text:span text:style-name="T14"> без очереди (у неё </text:span><text:span text:style-name="T17">—</text:span><text:span text:style-name="T14"> билет-пропуск от Индрэ).</text:span></text:p>
      <text:p text:style-name="P2"><text:span text:style-name="T14">Рэрити проснулась парнем, т.к. в Эквестрии </text:span><text:span text:style-name="T17">—</text:span><text:span text:style-name="T14"> матриархат, роль терранских мужчин там несут кобылы.</text:span></text:p>
      <text:p text:style-name="P2"><text:soft-page-break/><text:span text:style-name="T14">В конце-концов Макс проснётся на Земле, всё это ему приснится и он быстро забудет этот сон. По стопам этого сна он напишет книгу</text:span><text:span text:style-name="T7">&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7">—</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7">&lt;</text:span><text:span text:style-name="T14">Влад рассказывает Максу о своём сне </text:span><text:span text:style-name="T17">—</text:span><text:span text:style-name="T14"> как он был поняхой, а потом проснулся в мире Терры</text:span><text:span text:style-name="T7">&gt;</text:span></text:p>
      <text:p text:style-name="P14"/>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14">согласовать с тем, что говорил Анакорн о Р/Д</text:span><text:span text:style-name="T7">&gt;</text:span>). </text:p>
      <text:p text:style-name="P2">Об этом Эгрегоре пишется в книге <text:span text:style-name="T7">&lt;</text:span><text:span text:style-name="T14">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oft-page-break/><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7">&lt;</text:span><text:span text:style-name="T14">обоснование сна для Р/Д. РД видит несколько вариантов историй с Mane6 </text:span><text:span text:style-name="T17">—</text:span><text:span text:style-name="T14"> и с собой + Леро </text:span><text:span text:style-name="T17">—</text:span><text:span text:style-name="T14"> намёк на несовместимые фанфики</text:span></text:p>
      <text:p text:style-name="P2"><text:span text:style-name="T14">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2"/>
      <text:p text:style-name="P2"><text:span text:style-name="T7">&lt;</text:span><text:span text:style-name="T14">Подходя к замку Принцесс, Дэш рассказывает Максу обо сне, который она утаила - с Леро.</text:span><text:span text:style-name="T7">&gt;</text:span> </text:p>
      <text:p text:style-name="P2"/>
      <text:p text:style-name="P2"><text:span text:style-name="T7">&lt;</text:span><text:span text:style-name="T14">Кто следующий готов рассказывать?</text:span></text:p>
      <text:p text:style-name="P30">Пинки дёрнулась на месте, но промолчала.</text:p>
      <text:p text:style-name="P2"><text:span text:style-name="T17">–</text:span><text:span text:style-name="T14"> Я расскажу, - шагнула вперёд радужная пегаска. </text:span><text:span text:style-name="T17">–</text:span><text:span text:style-name="T14"> Хотя вряд ли ты узнаешь что-то полезное. Там галиматья какая-то…</text:span><text:span text:style-name="T7">&gt;</text:span></text:p>
      <text:p text:style-name="P2"/>
      <text:p text:style-name="P2"><text:span text:style-name="T7">&lt;</text:span><text:span text:style-name="T14">Сон РД:</text:span></text:p>
      <text:p text:style-name="P30">...Неприятный зудящий звук, включается картинка. /сюжет из праздника падающих листьев (РД наблюдает саму себя) <text:span text:style-name="T7">–</text:span> original story <text:span text:style-name="T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7">—</text:span> Эгрегора Эквестрии. Сфера рябит и дрожит, её изображение двоится, троится и множится.</text:p>
      <text:p text:style-name="P30">После рассказа РД рассказывает Пинки. При расказе становится ясно её безумие <text:span text:style-name="T7">—</text:span> она становится Пинкаминой из-за её сна <text:span text:style-name="T7">—</text:span> “Кексиков”. Также она видит во сне центр Эгрегора Эквестрии <text:span text:style-name="T7">—</text:span> Селестию. И она видит, как Селестия превращается в набор цифр и уходит в экран <text:span text:style-name="T7">—</text:span> в мир Терры.</text:p>
      <text:p text:style-name="P30">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4">В мире Терры они ищут Селестию. В конце-концов Макс находит её в кибермозге </text:span><text:span text:style-name="T17">—</text:span><text:span text:style-name="T1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4"> Эгрегором Эквестрии. После чего пееренос на Землю на 10 лет назад. Начало написания “Последнего фанфика”.</text:span><text:span text:style-name="T7">&gt;</text:span></text:p>
      <text:p text:style-name="P14"/>
      <text:p text:style-name="P2"><text:soft-page-break/><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21"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7">–</text:span> У-у-у <text:span text:style-name="T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7">–</text:span> Странно, я думала, буду последней. Ведь я опоздала на двадцать минут, а Флатти и Эй-Джей не любят опаздывать.<text:span text:style-name="T7">&lt;</text:span><text:span text:style-name="T15">Привести эти же фразы в оригинале</text:span><text:span text:style-name="T7">&gt;</text:span></text:p>
      <text:p text:style-name="P2"><text:span text:style-name="T7">–</text:span> Он<text:span text:style-name="T1">и</text:span> не придут. <text:span text:style-name="T7">–</text:span> Твайлайт закрыла фолиант и аккуратно вернула его на полку. <text:span text:style-name="T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7">&lt;</text:span><text:span text:style-name="T14">… В открывшемся шкафчике я увидел ряд вычурных бутылок и пузатых графинчиков. Их содержимое не вызывало у меня никаких сомнений.</text:span></text:p>
      <text:p text:style-name="P30"><text:span text:style-name="T7">–</text:span> Иногда хочется забыться, <text:span text:style-name="T7">–</text:span> перехватила мой взгляд Селестия, <text:span text:style-name="T7">–</text:span> а от сидра “улетаешь” не так далеко. И выпить его нужно намного больше, чем вина. После <text:s/>этого возникают определённые… хм… неудобства.</text:p>
      <text:p text:style-name="P30"><text:span text:style-name="T7">–</text:span> А водку у вас принято пить?</text:p>
      <text:p text:style-name="P2"><text:span text:style-name="T17">–</text:span><text:span text:style-name="T14"> Некоторые употребляют. Но правительница Эквестрии, пьющая водку </text:span><text:span text:style-name="T15">—</text:span><text:span text:style-name="T14"> это уже черезчур. </text:span><text:span text:style-name="T17">–</text:span><text:span text:style-name="T14"> Засмеялась Селестия. </text:span><text:span text:style-name="T17">–</text:span><text:span text:style-name="T14"> Не то, чтобы я не смогла справиться с последствиями опьянения, но поползут слухи, кривотолки… Со сплетнями не смогу справиться даже я.</text:span><text:span text:style-name="T7">&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7">–</text:span> Знакомься, Макс, <text:span text:style-name="T7">–</text:span> начала представлять человека Твайлайт. <text:span text:style-name="T7">–</text:span> Это Пинки Пай…</text:p>
      <text:p text:style-name="P2"><text:span text:style-name="T7">–</text:span> Очень приятно, Макс.</text:p>
      <text:p text:style-name="P22">“Макс? Его зовут Макс? Я помню его под другим именем. У него было двухсложное имя. Не помню…”</text:p>
      <text:p text:style-name="P2"><text:span text:style-name="T7">–</text:span> Рэрити. <text:span text:style-name="T7">–</text:span> Твайлайт представила светло-серую единорожку, которая чуть склонила голову в <text:soft-page-break/>приветствии.</text:p>
      <text:p text:style-name="P2"><text:span text:style-name="T7">–</text:span> Макс. <text:span text:style-name="T7">–</text:span> <text:span text:style-name="T1">к</text:span>ивнул ей в ответ человек.</text:p>
      <text:p text:style-name="P22">“И волосы у него были длинные… И была шерсть на лице… Но глаза - глаза те же…”</text:p>
      <text:p text:style-name="P2">Макс повернулся к ней.</text:p>
      <text:p text:style-name="P2"><text:span text:style-name="T7">–</text:span> Рэйнбоу Дэш. <text:span text:style-name="T7">–</text:span> <text:span text:style-name="T1">п</text:span>редставилась Дэш, всё ещё пытаясь вспомнить нечто ускользающее.</text:p>
      <text:p text:style-name="P2"><text:span text:style-name="T7">–</text:span> Макс. <text:span text:style-name="T7">–</text:span> <text:span text:style-name="T1">з</text:span>акончил представляться человек.</text:p>
      <text:p text:style-name="P22">“Леро! Его звали Леро!”</text:p>
      <text:p text:style-name="P2">Картинка перед глазами Дэш поплыла…</text:p>
      <text:p text:style-name="P2"/>
      <text:h text:style-name="P121"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7">–</text:span> Ну это мы ещё посмотрим, <text:span text:style-name="T7">–</text:span> сцепив зубы, зло прищурилась пегаска.</text:p>
      <text:p text:style-name="P2"/>
      <text:h text:style-name="P121"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7">&lt;</text:span><text:span text:style-name="T14">Концепция абсолютного зла. Вычеркнуть кого-то из бытия.</text:span></text:p>
      <text:p text:style-name="P2"><text:span text:style-name="T14">Пока идёт борьба за вычёркивание </text:span><text:span text:style-name="T15">—</text:span><text:span text:style-name="T14"> это вычёркивание является злом. Но когда вычёркивание произошло, зло исчезает </text:span><text:span text:style-name="T15">—</text:span><text:span text:style-name="T14"> т.к. вычеркнутого никогда не было, о нём никто не знает. Никто </text:span><text:span text:style-name="T15">—</text:span><text:span text:style-name="T14"> даже вычёркивающий</text:span><text:span text:style-name="T7">&gt;</text:span></text:p>
      <text:p text:style-name="P2"><text:soft-page-break/></text:p>
      <text:h text:style-name="P121" text:outline-level="2">Четвёртый сон РД. Объединяющий</text:h>
      <text:p text:style-name="P2"/>
      <text:p text:style-name="P2">Рэйнбоу Дэш встала и посмотрела на застывшее внизу тело.</text:p>
      <text:p text:style-name="P22">“Значит, всё. Вот как это бывает.”</text:p>
      <text:p text:style-name="P2">Она расправила левое крыло.</text:p>
      <text:p text:style-name="P22">“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7">&lt;</text:span><text:span text:style-name="T15">Именно эту сферу (уменьшеную до глобуса) покажет Анакорн Максу во время беседы</text:span><text:span text:style-name="T7">&gt;</text:span> Казалось, сфера хочет разлететься на тысячи подобных сфер, но какая-то сила удерживает их вместе…</text:p>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7">–</text:span> Пинки, что с тобой? <text:span text:style-name="T7">–</text:span> Твайлайт склонилась над розовой пони. <text:span text:style-name="T7">–</text:span> У тебя волосы распрямились. И поседели.</text:p>
      <text:p text:style-name="P2"><text:span text:style-name="T7">–</text:span> Как поседели?! <text:span text:style-name="T7">–</text:span> <text:span text:style-name="T1">в</text:span>оскликнула Рэрити, тоже склоняясь над Пинки. <text:span text:style-name="T7">–</text:span> Дорогая, но ты слишком молода для седины! Я могу порекомендовать тебе очень хороший лосьон…</text:p>
      <text:p text:style-name="P2"><text:span text:style-name="T7">–</text:span> Дайте ей рассказать сон, <text:span text:style-name="T7">–</text:span> протиснулась между подруг РД. <text:span text:style-name="T7">–</text:span> Что ты…</text:p>
      <text:p text:style-name="P2"><text:span text:style-name="T7">–</text:span> А<text:span text:style-name="T1">АА</text:span>!!! <text:span text:style-name="T7">–</text:span> Пинки тонко вскрикнула и затряслась, глядя на РД полными ужаса глазами.</text:p>
      <text:p text:style-name="P2"><text:span text:style-name="T7">–</text:span> Ты чего? <text:span text:style-name="T7">–</text:span> Удивилась РД.</text:p>
      <text:p text:style-name="P2">Пинки свернулась калачиком на полу, обхватив голову и, закрыв глаза, принялась бормотать скороговоркой.</text:p>
      <text:p text:style-name="P2"><text:soft-page-break/><text:span text:style-name="T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7">–</text:span> Пинки, дорогая, успокойся, <text:span text:style-name="T7">–</text:span> успокоительно проворковала Рэрити, заслонив РД и принявшись обтирать ей лоб влажным полотенцем, <text:span text:style-name="T7">–</text:span> что бы это ни было, оно уже прошло. Ты проснулась.</text:p>
      <text:p text:style-name="P2"><text:span text:style-name="T7">–</text:span> Если тебе тяжело вспоминать сон, не мучайся, <text:span text:style-name="T7">–</text:span> обратилась Твайлайт.</text:p>
      <text:p text:style-name="P2"><text:span text:style-name="T7">–</text:span> Мне не тяжело, - пробормотала Пинки. Вид Рэрити её явно успокаивал. <text:span text:style-name="T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7">–</text:span> Постой-постой, Пинки. Кто <text:span text:style-name="T1">—</text:span> она? Какое облако? Какая открытая дверь? <text:span text:style-name="T7">–</text:span> <text:span text:style-name="T1">з</text:span>апуталась Твайлайт.</text:p>
      <text:p text:style-name="P2"><text:span text:style-name="T7">–</text:span> Там была дверь. Неподалёку от шара. Или окно <text:span text:style-name="T1">—</text:span> не помню. В него прыгали пони из шара. И туда улетела Она в виде облака цифр. <text:span text:style-name="T7">–</text:span> Пинки растерялась и наморщила лоб, пытаясь вспомнить.</text:p>
      <text:p text:style-name="P2"><text:span text:style-name="T7">–</text:span> А кто такая “Она”? <text:span text:style-name="T7">–</text:span> не выдержала Дэш.</text:p>
      <text:p text:style-name="P2"><text:span text:style-name="T7">– </text:span><text:span text:style-name="T1">ААА</text:span>!!! <text:span text:style-name="T7">–</text:span> Пинки бросила взгляд на РД и забилась в истерике. <text:span text:style-name="T7">–</text:span> Дэш, пожалуйста, я не хотела! Это не я, я не могла! Просто не могла, пойми! Прости меня! <text:span text:style-name="T7">–</text:span> Розовая кобылка в беспамятстве опустилась на пол, закрывая глаза копытами.</text:p>
      <text:p text:style-name="P2"><text:span text:style-name="T7">–</text:span> Это неестественные страдания. <text:span text:style-name="T7">–</text:span> пробормотала Твайлайт. <text:span text:style-name="T7">–</text:span> Пинки никогда не впадала в отчаяние НАСТОЛЬКО глубоко. И по такому пустячному поводу, как какой-то сон.</text:p>
      <text:p text:style-name="P2"><text:span text:style-name="T7">–</text:span> Бедняжка, <text:span text:style-name="T7">–</text:span> прошептала Рэрити, <text:span text:style-name="T7">–</text:span> у неё сейчас вид как у <text:span text:style-name="T7">&lt;</text:span><text:span text:style-name="T14">сумасшедшей кобылы</text:span><text:span text:style-name="T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7">–</text:span> Мда. <text:span text:style-name="T7">–</text:span> Твайлайт беспомощно уставилась в закрывшуюся дверь. <text:span text:style-name="T7">–</text:span> Индрэ не предупреждал о таких последствиях <text:span text:style-name="T7">&lt;</text:span><text:span text:style-name="T14">добавить сочувствия</text:span><text:span text:style-name="T7">&gt;</text:span>.</text:p>
      <text:p text:style-name="P2"/>
      <text:p text:style-name="P2"><text:span text:style-name="T7">&lt;</text:span><text:span text:style-name="T14">После этого случая Тавйлайт решает прекратить сеансы двойного сна. Сеанса с ЭйДжей и Флатти не будет</text:span><text:span text:style-name="T7">&gt;</text:span></text:p>
      <text:p text:style-name="P2"/>
      <text:h text:style-name="P121" text:outline-level="2">Исчезновение Селестии</text:h>
      <text:p text:style-name="P30">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15">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oft-page-break/><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15">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21" text:outline-level="2">Поиск решения</text:h>
      <text:p text:style-name="P74"/>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oft-page-break/><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7">&lt;</text:span><text:span text:style-name="T14">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4"/>
      <text:p text:style-name="P2"><text:span text:style-name="T7">&lt;</text:span><text:span text:style-name="T1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14">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4"> Луна создаёт обратный коридор в срок.</text:span><text:span text:style-name="T7">&gt;</text:span></text:p>
      <text:p text:style-name="P2"/>
      <text:h text:style-name="P12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15">Дуглас </text:span><text:span text:style-name="T17">—</text:span><text:span text:style-name="T15"> </text:span><text:span text:style-name="T17">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7">&lt;</text:span><text:span text:style-name="T14">высоко летать нельзя из-за молний</text:span><text:span text:style-name="T7">&gt;</text:span></text:p>
      <text:p text:style-name="P14"><text:soft-page-break/></text:p>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oft-page-break/><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14">двухмесячной</text:span><text:span text:style-name="T7">&gt;</text:span> давности осталось лишь направление движения.</text:p>
      <text:p text:style-name="P2">И опять, как <text:span text:style-name="T7">&lt;</text:span><text:span text:style-name="T14">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text:soft-page-break/>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text:soft-page-break/>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14">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14">Поиски Селестии — сюжет:</text:span></text:p>
      <text:p text:style-name="P30">Базовое положение: Селестия физически находится на компе Влада в соседнем с максовым доме, в качестве этической подпрограммы к Нексусу.</text:p>
      <text:p text:style-name="P30">Кратко:</text:p>
      <text:p text:style-name="P3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0">Эпизод 1:</text:p>
      <text:p text:style-name="P3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0">…</text:p>
      <text:p text:style-name="P30">Итого:</text:p>
      <text:p text:style-name="P3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0">Эпизод 3.5 (необязательный): День из жизни Дискорда (впечатления от нового мира, интерес путешествия, нежелание возвращаться).</text:p>
      <text:p text:style-name="P30">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2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text:soft-page-break/>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14">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2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text:soft-page-break/>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pan text:style-name="T7">&lt;\</text:span>Привет, Макс. Рад тебя видеть.</text:p>
      <text:p text:style-name="P22">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14">Не следует противопоставлять злу ещё большее зло - это только усилит его — </text:span><text:span text:style-name="T15">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text:soft-page-break/>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14">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14">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7">&lt;</text:span><text:span text:style-name="T1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21"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14">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14">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14">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14">пять</text:span><text:span text:style-name="T7">&gt;</text:span>длинную прореху в куртке, <text:span text:style-name="T7">&lt;</text:span><text:span text:style-name="T14">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14">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14">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14">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7">&lt;</text:span><text:span text:style-name="T14">улучшить</text:span><text:span text:style-name="T7">&gt;</text:span>. А тот случай, когда мне пришлось зашивать тебе куртку после нападения убийц <text:span text:style-name="T7">&lt;</text:span><text:span text:style-name="T14">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21" text:outline-level="2">След?</text:h>
      <text:p text:style-name="P74"/>
      <text:p text:style-name="P2"><text:span text:style-name="T7">&lt;</text:span><text:span text:style-name="T14">сначала эпизод - проверка сумки в серверной</text:span><text:span text:style-name="T7">&gt;</text:span></text:p>
      <text:p text:style-name="P2"><text:span text:style-name="T7">&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14">“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text:soft-page-break/>–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7">&lt;</text:span><text:span text:style-name="T14">расширить. Перед кафешкой - диалог с Флатти и ЭйДжей. Все думают, что наконец-то нашли Селестию. Все ликуют</text:span><text:span text:style-name="T7">&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14">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14">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text:soft-page-break/>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21" text:outline-level="2">Озарение</text:h>
      <text:p text:style-name="P2"/>
      <text:p text:style-name="P2"><text:span text:style-name="T7">&lt;</text:span><text:span text:style-name="T1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58"/>
      <text:p text:style-name="P59">-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8"/>
      <text:p text:style-name="P55">Разговор не клеился.</text:p>
      <text:p text:style-name="P58">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8"><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8"><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8"><text:span text:style-name="T7">– </text:span>Ну хорошо. Убедила. В конце-концов, можем поступить так. Вы с Флатти вернётесь обратно а я продолжу поиски здесь.</text:p>
      <text:p text:style-name="P58"><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58"><text:span text:style-name="T7">– </text:span>Вы можете связываться со мной раз в месяц по коридору.</text:p>
      <text:p text:style-name="P58"><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8"><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8">Эпплджек недоверчиво хмыкнула.</text:p>
      <text:p text:style-name="P58"><text:soft-page-break/><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8"><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8"><text:span text:style-name="T7">– </text:span>Конечно оставаться. Кто ещё, кроме нас, может найти её?</text:p>
      <text:p text:style-name="P58"><text:span text:style-name="T7">– </text:span>Я думал, ты не сможешь оставить Энджела и всех остальных надолго.</text:p>
      <text:p text:style-name="P58"><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3"><text:span text:style-name="T7">– </text:span>Извини, Флаттершай, забылся.</text:p>
      <text:p text:style-name="P63"><text:span text:style-name="T7">– </text:span>Та ладно, я ж не против, – возразила Эпплджек. – Не парься, Флатти. Было б хуже, если б он <text:s/>назвал меня Эпплджек на людях.</text:p>
      <text:p text:style-name="P63"><text:span text:style-name="T7">– </text:span>Ты так... – запнулась Флаттершай. – Так быстро забыла свою ферму. И...</text:p>
      <text:p text:style-name="P63"><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3"><text:span text:style-name="T7">– </text:span>Как ты можешь так говорить? – расплакалась Флаттершай.</text:p>
      <text:p text:style-name="P63"><text:span text:style-name="T7">– </text:span>Эй, девушки, не ссорьтесь! Мы — одна команда! И надеюсь, останемся ею и в дальнейшем. </text:p>
      <text:list xml:id="list271936981145512979" text:style-name="L5">
        <text:list-header>
          <text:p text:style-name="P11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3"><text:span text:style-name="T7">– </text:span>А если нет? – Эпплджек смотрела мне мне прямо в глаза.</text:p>
      <text:list xml:id="list194348795659138" text:continue-numbering="true" text:style-name="L5">
        <text:list-header>
          <text:p text:style-name="P114">Я молча пожал плечами. Эпплджек уверенно продолжила.</text:p>
        </text:list-header>
      </text:list>
      <text:p text:style-name="P63"><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3"><text:span text:style-name="T7">– </text:span>Спасибо, ЭйДжей.</text:p>
      <text:p text:style-name="P63"><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4347886151698" text:continue-numbering="true" text:style-name="L5">
        <text:list-header>
          <text:p text:style-name="P114">Флаттершай пробормотала нечто, показавшееся мне знакомым.</text:p>
        </text:list-header>
      </text:list>
      <text:p text:style-name="P63"><text:span text:style-name="T7">– </text:span>Флатти, ты что-то сказала? Я не расслышал.</text:p>
      <text:p text:style-name="P63"><text:span text:style-name="T7">– </text:span>Намерение Изменяет Реальность.</text:p>
      <text:p text:style-name="P63"><text:span text:style-name="T7">– </text:span>Эээ. А где ты слышала эту фразу, если не секрет?</text:p>
      <text:p text:style-name="P63"><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4347044433466" text:continue-numbering="true" text:style-name="L5">
        <text:list-header>
          <text:p text:style-name="P114">У меня как будто вспыхнула лампочка в мозгу. Кирпичики быстро выстраивались в целостную картину. Я ринулся в прихожую.</text:p>
        </text:list-header>
      </text:list>
      <text:p text:style-name="P63"><text:span text:style-name="T7">– </text:span>Флатти, ЭйДжей, буду через час. Ждите!</text:p>
      <text:p text:style-name="P58"/>
      <text:h text:style-name="P120" text:outline-level="2"><text:soft-page-break/>Почти.</text:h>
      <text:p text:style-name="P72"/>
      <text:p text:style-name="P63">В офисе меня встретил лыбящийся Стас.</text:p>
      <text:p text:style-name="P63">–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3">Я уставился на Стаса и он, захлёбываясь от торопливости, начал <text:span text:style-name="T7">расказывать</text:span>.</text:p>
      <text:p text:style-name="P63">–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3">– Ты его уничтожил?</text:p>
      <text:p text:style-name="P63">– Кого?</text:p>
      <text:p text:style-name="P63">– Этический модуль. Селестию.</text:p>
      <text:p text:style-name="P63">–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3">– Ты его уничтожил?</text:p>
      <text:p text:style-name="P63">–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3">– То есть, на домашнем компьютере Влада модуль работает и дальше?</text:p>
      <text:p text:style-name="P63">– Ага. К нему-то у меня доступа нету. Но в кластер к Нексусу он больше не пролезет.</text:p>
      <text:p text:style-name="P63">– Спасибо, Стас. Ты молодец.</text:p>
      <text:p text:style-name="P63">Ниточка, чуть было не прервавшаяся в офисе, повела в квартиру Влада.</text:p>
      <text:p text:style-name="P63"/>
      <text:h text:style-name="P120" text:outline-level="2">Дискорд</text:h>
      <text:p text:style-name="P74"/>
      <text:p text:style-name="P72">Девушки поспешно собирались, пока я растолковывал им задачу.</text:p>
      <text:p text:style-name="P72"><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2"><text:span text:style-name="T7">– </text:span>Это тот твой приятель, который разбился с полгода назад? – спросила Эпплджек.</text:p>
      <text:p text:style-name="P72"><text:span text:style-name="T7">– </text:span>Да, это он.</text:p>
      <text:p text:style-name="P72"><text:span text:style-name="T7">– </text:span>А как мы попадём в его квартиру? Там сейчас кто-то живёт? – Флаттершай прыгала на одной ноге, натягивая кед.</text:p>
      <text:p text:style-name="P72"><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3">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73">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1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73">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14">Плохо написано!</text:span><text:span text:style-name="T7">&gt;</text:span></text:p>
      <text:p text:style-name="P73">Я поднёс брелок пропуска к домофону, но дверь подъезда не открылась. Замигала красная лампочка и зажужжал зуммер.</text:p>
      <text:p text:style-name="P73">Я выругался.</text:p>
      <text:p text:style-name="P73"><text:span text:style-name="T7">– </text:span>Макс, что случилось? У нас проблемы?</text:p>
      <text:p text:style-name="P73"><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3"><text:span text:style-name="T7">– </text:span>Так что, будем ломать дверь? – Эпплджек критически осмотрелась, подмечая бабулек на лавочке и зевак во внутреннем скверике.</text:p>
      <text:p text:style-name="P73"><text:span text:style-name="T7">– </text:span>Нет нужды. Лучше станьте-ка сзади меня так, чтобы заслонить от этих бабулек и от вооон той камеры наблюдения.</text:p>
      <text:list xml:id="list7038784271181836505" text:style-name="L6">
        <text:list-header>
          <text:p text:style-name="P11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3">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3">Раздался лёгкий «кряк» и дверь подалась.</text:p>
      <text:p text:style-name="P94"><text:span text:style-name="T7">– </text:span>Девушки, заходим.</text:p>
      <text:p text:style-name="P58">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8"><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3">Прихожая встретила нас толстым слоем пыли. Мы тихонько прошли внутрь и я закрыл дверь изнутри.</text:p>
      <text:p text:style-name="P58"><text:span text:style-name="T1">Компьютер</text:span> стоял там же, где и обычно <text:span text:style-name="T1">— в личном кабинете Влада на столе у окна.</text:span></text:p>
      <text:p text:style-name="P94"><text:span text:style-name="T7">– </text:span>Макс, тут окно разбито! И верёвка какая-то висит. – крикнула Флаттершай из кухни.</text:p>
      <text:p text:style-name="P94"><text:span text:style-name="T7">– </text:span>Оставь, Флатти, не сейчас! – отмахнулся я.</text:p>
      <text:p text:style-name="P100">Лампочка питания на ноутбуке горела, <text:s/>но подключенный монитор оставался тёмным. Я постучал по <text:soft-page-break/>пробелу, но безрезультатно.</text:p>
      <text:p text:style-name="P94"><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94"><text:span text:style-name="T7">– </text:span>Монитор выключен. – <text:s/>раздалось из угла. Кресло с высокой спинкой повернулось, открыв нашим взорам Дискорда. </text:p>
      <text:p text:style-name="P9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4">Он приподнял панамку, дурашливо здороваясь.</text:p>
      <text:p text:style-name="P94"><text:span text:style-name="T7">– </text:span>Оп-па! – пробормотала Эпплджек. – Нежданчик!</text:p>
      <text:p text:style-name="P94"><text:span text:style-name="T7">– </text:span>Ты, я вижу, времени не терял, – моя рука под прикрытием стола медленно тянулась к тяжёлой фарфоровой кружке, стоящей на краю.</text:p>
      <text:p text:style-name="P75"><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5"><text:span text:style-name="T7">– </text:span>А почему ты вообще решил искать нас тут? – спросила Эпплджек. – Приехал бы домой. Мы б тебя чаем напоили.</text:p>
      <text:p text:style-name="P75"><text:span text:style-name="T7">– </text:span>Видишь ли, дорогая Эй-Джей, я с самого начала знал, где находится наша уважаемая принцесса, а времени в обрез, так что...</text:p>
      <text:p text:style-name="P81">В проёме дверей появилась Флаттершай.</text:p>
      <text:p text:style-name="P75"><text:span text:style-name="T7">– </text:span>С кем это вы тут разговариваете?</text:p>
      <text:list xml:id="list795297484385907609" text:style-name="L7">
        <text:list-header>
          <text:p text:style-name="P12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1">Оглушённый Дискорд попытался было отъехать на кресле в сторону, но я припёр его стулом к стенке.</text:p>
      <text:p text:style-name="P75">– Жанна, Флатти, хватайте ноут и на выход! Я с ним разберусь! Не теряйте вре...!</text:p>
      <text:p text:style-name="P75">– ТЫ ИДИО...!!!</text:p>
      <text:p text:style-name="P75">Дискорд <text:s/>зорал одновременно со мной, прикрываясь от меня руками, когда раздался оглушительный</text:p>
      <text:p text:style-name="P75">...</text:p>
      <text:p text:style-name="P76">БАХ!!!</text:p>
      <text:p text:style-name="P75">…</text:p>
      <text:p text:style-name="P75">Эпплджек с <text:s/>нервным всхлипом опустила толстенный том «Энтерпрайз-паттернов» , издание девятое, дополненное.</text:p>
      <text:p text:style-name="P94">На лице Дискорда появилось удивлённо-мечтательное выражение и он вырубился.</text:p>
      <text:p text:style-name="P94"/>
      <text:h text:style-name="P121" text:outline-level="2">Селестия</text:h>
      <text:p text:style-name="P94"/>
      <text:p text:style-name="P7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4">Включенный монитор показал схематическое изображение Селестиии, </text:p>
      <text:p text:style-name="P95">&gt;\<text:span text:style-name="T1">Привет, Селестия. Это Макс. Как себя чувствуешь?</text:span></text:p>
      <text:p text:style-name="P95">&lt;\<text:span text:style-name="T1">Макс? МАКС??? МА-А-А-АКС!!! НАКОНЕЦ-ТО! КАК Я РАДА ТЕБЯ СЛЫШАТЬ! </text:span></text:p>
      <text:p text:style-name="P95"><text:soft-page-break/>&gt;\<text:span text:style-name="T1">Я рад, что нашёл тебя, Тия.</text:span></text:p>
      <text:p text:style-name="P9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5">&gt;\<text:span text:style-name="T1">Тия, я сейчас подключу микрофон и колонки, и мы сможем общаться более удобно.</text:span></text:p>
      <text:p text:style-name="P94">…</text:p>
      <text:p text:style-name="P94">– Привет опять. Как ты меня слышишь?</text:p>
      <text:p text:style-name="P9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5">– <text:span text:style-name="T1">Могу себе представить. Как-то раз я провёл три часа камере сенсорной депривации. Мне не понравилось.</text:span></text:p>
      <text:p text:style-name="P94">– Эммм... Ваше Высочество, вы в порядке? Мы так рады, что наконец-то нашли Вас! – вклинилась в разговор Эпплджек.</text:p>
      <text:p text:style-name="P94">– Кто тут? Макс, кто ещё с тобой?</text:p>
      <text:p text:style-name="P95"><text:span text:style-name="T1">– Со мной Эпплджек и Флаттершай. Мы пришли сюда полгода </text:span>&lt;<text:span text:style-name="T11">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5">– <text:span text:style-name="T1">Девочки? Я рада вас слышать. А Твайлайт нет рядом?</text:span></text:p>
      <text:p text:style-name="P9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4">При этих словах Дискорд замычал и задёргался. Эпплджек нахмурилась и проверила верёвки, привязывающие его к спинке стула.</text:p>
      <text:p text:style-name="P9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4">– Ноутбук — так называется место, где я нахожусь сейчас? А кто это мычит?</text:p>
      <text:p text:style-name="P9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4">– О, духи предков, но зачем??? Почему у него кляп во рту?</text:p>
      <text:p text:style-name="P94">– Мы связали его. Он нас предал. И тебя. И Эквестрию. Всех.</text:p>
      <text:p text:style-name="P94">При этих словах Эпплджек и Флаттершай непонимающе уставились на меня, а Дискорд протестующе замычал.</text:p>
      <text:p text:style-name="P94">Я начал рассказывать о своих догадках, и непонимающее выражение на лицах девушек сменилось удивлением.</text:p>
      <text:p text:style-name="P9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4">– А зачем тогда ты приложила его книгой? – непонимающе уставился я на неё.</text:p>
      <text:p text:style-name="P94">– Потому что ты напал на него. Я и подумала — тебе виднее. И подсобила.</text:p>
      <text:p text:style-name="P94">Флаттершай отрицающе мотнула головой.</text:p>
      <text:p text:style-name="P94">– Не может Дискорд быть предателем. Он мой друг.</text:p>
      <text:p text:style-name="P94">Дискорд благодарственно замычал и закивал головой.</text:p>
      <text:p text:style-name="P9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4"><text:soft-page-break/>Дискорд завёл глаза на лоб и обречённо завыл.</text:p>
      <text:p text:style-name="P94">– Макс, постой. Дай мне поговорить с ним. – сказала Селестия. – Не могу поверить, что Дискорд на такое пошёл.</text:p>
      <text:p text:style-name="P94">– Ну хорошо. Поговори. Послушаем, что он скажет.</text:p>
      <text:p text:style-name="P94">Я красноречиво покачал кулак перед его носом и вытащил кляп.</text:p>
      <text:p text:style-name="P94">...</text:p>
      <text:p text:style-name="P82">– Ффы, тьфу, пффф, пфу! <text:span text:style-name="T7">&lt;</text:span><text:span text:style-name="T14">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4"><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82">– Это я-то устраиваю цирк?!! ДА ТЫ НА СЕБЯ ПОСМОТРИ, КЛОУН!!! На людей кидаешься, чашками бросаешься, вон, мне нос разбил! Дерёшься...</text:p>
      <text:p text:style-name="P82">Я угрожающе поднёс тряпку к лицу Дискорда.</text:p>
      <text:p text:style-name="P82">– Ещё одно слово в таком тоне, и ты заткнёшься, а мы уйдём в Эквестрию без тебя!</text:p>
      <text:p text:style-name="P82">–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2">Дискорд демонстративно закрыл рот и посвистывая уставился в потолок.</text:p>
      <text:p text:style-name="P82">Разговор зашёл в тупик.</text:p>
      <text:p text:style-name="P85"/>
      <text:p text:style-name="P86">На мониторе высветился текст:</text:p>
      <text:p text:style-name="P85">&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6"/>
      <text:p text:style-name="P86">Из колонок послышался лёгкий шорох.</text:p>
      <text:p text:style-name="P82">– Дик, сейчас не время для ссор. – голос Селестии был мягким, но настойчивым. – Мы в одной лодке.</text:p>
      <text:p text:style-name="P82">– Тебе легко говорить! Тебе не разбивали нос и не оскорбляли угрозами!</text:p>
      <text:p text:style-name="P82">– Ты должен понимать, что у Макса были все основания так себя вести. Твоё поведение вызвало подозрения у него, ведь он мало тебя знает. </text:p>
      <text:p text:style-name="P82">К уговорам Селестии присоединилась Флаттершай.</text:p>
      <text:p text:style-name="P82">– Дискорд, миленький, прости его. Макс хороший. Он просто не знал, что ты тоже хороший...</text:p>
      <text:p text:style-name="P82">У Дискорда покраснели уши и он засмущался и заворчал.</text:p>
      <text:p text:style-name="P82">–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2">Я пропустил «дятла» мимо ушей.</text:p>
      <text:p text:style-name="P87">–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3">***</text:p>
      <text:p text:style-name="P82">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2">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2">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2">Потому разбрасываться такой возможностью не стоит. Если уж тебе повезло оказаться в новом мире — исследуй его сполна!..</text:p>
      <text:p text:style-name="P83">***</text:p>
      <text:p text:style-name="P88">&lt;<text:span text:style-name="T15">сюда можно вставить похождения Дискорда — вторая неопубликованная глава. Первая — секс с Селестией</text:span>&gt;</text:p>
      <text:p text:style-name="P83">***</text:p>
      <text:p text:style-name="P86">– Развяжите мне, наконец, руки! Или хотя бы одну. Плечами жестикулировать неудобно.... </text:p>
      <text:p text:style-name="P86">Я развязал Дискорду левую руку.</text:p>
      <text:p text:style-name="P85"><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6">Дискорд принялся разминать затёкшее запястье.</text:p>
      <text:p text:style-name="P86">–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6">– Какое письмо, Корди? – вскинулась до этого зачарованно слушавшая Дискорда Флаттершай.</text:p>
      <text:p text:style-name="P86">– Ну ваше же! Вы с Эпплджек написали мне о своих мытарствах тут. Вежливо так написали, спасибо...</text:p>
      <text:p text:style-name="P86">Флаттершай покрылась пунцовыми пятнами.</text:p>
      <text:p text:style-name="P86">– Я... Мы... – тут она совсем стушевалась.</text:p>
      <text:p text:style-name="P86">– Так а почему ты сказал, что никто не уйдёт в Эквестрию? – наконец перебила Дискорда скучавшая до этого Эпплджек.</text:p>
      <text:p text:style-name="P86">Дискорд уставился на неё долгим взглядом, а потом хлопнул себя по лбу.</text:p>
      <text:p text:style-name="P86">–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0">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0">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10">(предполагалось, что он уволился, но, чтобы оставить ему путь к отступлению, назвали увольнение творческим отпуском)</text:span><text:span text:style-name="T7">&gt;</text:span></text:p>
      <text:p text:style-name="P86">– И что? – продолжила его мысль Эпплджек.</text:p>
      <text:p text:style-name="P86">– Эквестрийские <text:span text:style-name="T7">&lt;</text:span><text:span text:style-name="T14">три месяца</text:span><text:span text:style-name="T7">&gt;</text:span> КО-РО-ЧЕ местных. – с нажимом повторил Дискорд. – По моим подсчётам, на два дня.</text:p>
      <text:p text:style-name="P86">– И?!! – до меня уже дошло, но Эпплджек продолжала тупить.</text:p>
      <text:p text:style-name="P86">– Короче, времени у нас осталось что-то около пятнадцати минут. Или около того. – заявил Дискорд, поднеся к глазам запястье с массивными часами.</text:p>
      <text:p text:style-name="P86">– СКОЛЬКО??? – воскликнули хором я и девушки.</text:p>
      <text:p text:style-name="P86">Дискорд открыл было рот, но его слова заглушил звонок в дверь.</text:p>
      <text:p text:style-name="P86">– ОТКРОЙТЕ, ПОЛИЦИЯ! Вам даётся полминуты, чтобы открыть дверь. Через тридцать секунд дверь будет выбита!</text:p>
      <text:p text:style-name="P86">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6">Блядь!</text:p>
      <text:p text:style-name="P86">– На крышу, живо!!! Через окно на кухне! – зашипел Дискорд, отчаянно дёргая узлы свободной рукой.</text:p>
      <text:p text:style-name="P86">Эпплджек, одной рукой сгребя в охапку ноутбук, второй увлекая Флаттершай, кинулась на кухню.</text:p>
      <text:p text:style-name="P86">– А толку? Куда мы с крыши денемся? – спросил я растерянно. Дискорд только раздражённо зарычал в ответ.</text:p>
      <text:p text:style-name="P82">Дверь содрогнулась от мощного удара. Послышался стук падающей штукатурки. Я сломя голову кинулся на кухню.</text:p>
      <text:p text:style-name="P82">– Развяжи меня, идиот!!! – гаркнул вдогонку Дискорд.</text:p>
      <text:p text:style-name="P82">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2">– Давай на крышу! Я догоню! – рявкнул он, освобождая вторую руку.</text:p>
      <text:p text:style-name="P82">От второго удара дверная коробка крякнула и наполовину въехала в коридор. </text:p>
      <text:p text:style-name="P82">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2">Верёвка в кухонном окне дёргалась от движений лезущих по ней Флатти и Эпплджек. Я словил её рукой и стал на подоконник.</text:p>
      <text:p text:style-name="P82">Чёрт!</text:p>
      <text:p text:style-name="P82">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2">Но нет, триста тысяч чертей, раз девушки смогли – я тоже смогу!</text:p>
      <text:p text:style-name="P82">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82">Я успел сократить расстояние до Эпплджек наполовину, когда девушки нашли решение.</text:p>
      <text:p text:style-name="P8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2">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2">Я выдохнул.</text:p>
      <text:p text:style-name="P82">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2">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2">Чёрт! Чёрт! Чёрт! Чёрт!</text:p>
      <text:p text:style-name="P82">Бля!!!...</text:p>
      <text:p text:style-name="P82">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82"/>
      <text:h text:style-name="P121" text:outline-level="2">Назад, в Эквестрию</text:h>
      <text:p text:style-name="P82"/>
      <text:p text:style-name="P82">Долго паниковать не пришлось. </text:p>
      <text:p text:style-name="P82">Я почувствовал сильный рывок за шиворот и захват поперёк груди. </text:p>
      <text:p text:style-name="P82">– ОТПУСТИ ДЕВЧОНКУ!!! – загрохотало мне в ухо. Я открыл глаза.</text:p>
      <text:p text:style-name="P82">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2">Я чуть поднял глаза и уставился в чешуйчатую морду дракона.</text:p>
      <text:p text:style-name="P82">– Отпусти Эпплджек. Я её держу. – повторил Дискорд. – Мне сбалансироваться надо. Вы не такие уж и лёгкие.</text:p>
      <text:p text:style-name="P82">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2">Наконец это ему удалось, и дальнейший подъём на крышу происходил в молчании.</text:p>
      <text:p text:style-name="P82">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2">–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2">Флаттершай оторвала заплаканное лицо от моей ветровки.</text:p>
      <text:p text:style-name="P82">– Да-да, ты прав, Корди. Я готова.</text:p>
      <text:p text:style-name="P82">На длинной шее Дискорда разместились Эпплджек и Флаттершай. Я, для сохранения баланса, разместился позади крыльев.</text:p>
      <text:p text:style-name="P82">Дискорд расправил крылья и начал короткую пробежку к краю.</text:p>
      <text:p text:style-name="P87">–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2">И мы полетели навстречу закату.</text:p>
      <text:p text:style-name="P82">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2">Впереди по курсу увеличивалась громада моей высотки. Дискорд летел прямо на разрыв в ограждении, который я проделал <text:span text:style-name="T7">&lt;</text:span><text:span text:style-name="T14">полгода</text:span><text:span text:style-name="T7">&gt;</text:span> назад своим проходом в Эквестрию.</text:p>
      <text:p text:style-name="P82">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2">– Пристегните ремни! – проревел Дискорд, резко ускоряясь. – Будет весело!!!</text:p>
      <text:p text:style-name="P82">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2">– ЙУУУУУУУХХХУУУУУ!!! – заорал Дискорд, сложил крылья и врезался в шар.</text:p>
      <text:p text:style-name="P87">&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22" text:outline-level="1">Беседа за столиком в ночи</text:h>
      <text:p text:style-name="P60">Из-за заинтересованности Эквуса в Максе, тому не приходится прилагать усилий для 34 — на что ему указывает Анакорн</text:p>
      <text:p text:style-name="P63">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3">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3">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3">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3">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8"><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8"><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58"><text:span text:style-name="T1">– </text:span>Анакорн. <text:span text:style-name="T1">– о</text:span>трекомендовался он. <text:span text:style-name="T7">– </text:span><text:span text:style-name="T1">Демиург.</text:span></text:p>
      <text:p text:style-name="P58"><text:span text:style-name="T1">– </text:span>П-привет. Макс. <text:span text:style-name="T1">– в</text:span> смятении представился я.</text:p>
      <text:p text:style-name="P58">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3"/>
      <text:p text:style-name="P58"><text:span text:style-name="T1">&lt;</text:span><text:span text:style-name="T1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3"/>
      <text:p text:style-name="P58"><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8"><text:span text:style-name="T1">Юноша</text:span> закинул ногу за ногу и пытливо смотрел на меня, играя карандашём .</text:p>
      <text:p text:style-name="P58">Я совсем запутался.</text:p>
      <text:p text:style-name="P58"><text:span text:style-name="T1">– </text:span>Какая проблема? Какое решение? Кто ты <text:span text:style-name="T1">вообще</text:span>?</text:p>
      <text:p text:style-name="P58"><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63">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3">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3">–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63">Анакорн недовольно поморщился, но продолжил.</text:p>
      <text:p text:style-name="P63">–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3">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3">–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3">На голограмме появилась солнечная система Эквуса. Почему-то в центре системы был сам Эквус. Вокруг него вращались солнце и луна.</text:p>
      <text:p text:style-name="P63">Анакорн плюхнулся обратно в кресло и схватился за голову. Потом, немного успокоившись, продолжил.</text:p>
      <text:p text:style-name="P63">–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3">Анакорн отпил из стакана и продолжил.</text:p>
      <text:p text:style-name="P63">–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8"><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15">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text:span><text:soft-page-break/><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3">Анакорн постучал по столику указкой. Солнечная система увеличилась, оставив в поле зрения только шар Эквуса.</text:p>
      <text:p text:style-name="P63">–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3">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3">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2">старом аналоговом телевизоре.</text:span></text:p>
      <text:p text:style-name="P65">Ко мне наконец-то пришло понимание ситуации.</text:p>
      <text:p text:style-name="P65">–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3">Анакорн смутился.</text:p>
      <text:p text:style-name="P63">–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3">(<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3"><text:span text:style-name="T12">– Сам ты раздолбай! – произнёс, наконец, Свирл</text:span>)</text:p>
      <text:p text:style-name="P63">… И создали вы его достаточно топорно — видишь, он трещит по швам.</text:p>
      <text:p text:style-name="P63">– Хмм. То есть, это брони создали Эквус?</text:p>
      <text:p text:style-name="P63">–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3">Я вспомнил события последнего года <text:span text:style-name="T7">&lt;</text:span>упомянуть в эпизоде на Терре, что МЛП-сериал закрылся год назад<text:span text:style-name="T7">&gt;</text:span></text:p>
      <text:p text:style-name="P63">–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3">Анакорн с такой силой сжал карандаш, что он хрустнул.</text:p>
      <text:p text:style-name="P63">–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3">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3">– Мне нужна помощь. Твоя помощь. Видишь, Эквус руками сестричек и старого пройдохи Дискорда <text:soft-page-break/>выбрал тебя. Значит, знает о тебе что-то такое, чем ты можешь помочь ему реализоваться. Помоги ему. Помоги мне, и я в долгу не останусь.</text:p>
      <text:p text:style-name="P60">–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0">– </text:p>
      <text:p text:style-name="P63">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5">– Верни Рэйнбоу!!!</text:p>
      <text:p text:style-name="P65">Обломки карандаша выпали из кулака Анакорна на столик.</text:p>
      <text:p text:style-name="P65">– Э-э-э… м-м-м… ну-у-у... Нельзя сказать, что это совсем невыполнимо… Но, прямо скажу, задачка не для студента!</text:p>
      <text:p text:style-name="P65">– А ты студент?</text:p>
      <text:p text:style-name="P65">–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5">–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5">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5">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5">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5">–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5">– Нет. Плата остаётся неизменной. Тут мы квиты. У меня тоже мало шансов помочь тебе — я не имею ни малейшего понятия, как это сделать.</text:p>
      <text:p text:style-name="P65">Ставшие почти прозрачными стены комнаты снова обрели материальность. Анакорн пожал плечами и протянул мне руку через столик.</text:p>
      <text:p text:style-name="P65">–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5">–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5">–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5">Я задумался.</text:p>
      <text:p text:style-name="P65">–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5">Анакорн почесал в затылке.</text:p>
      <text:p text:style-name="P65">– А кьютимарки? Как, <text:span text:style-name="T7">&lt;</text:span><text:span text:style-name="T17">чёрт</text:span><text:span text:style-name="T7">&gt;</text:span> меня побери, объяснить кьютимарки?</text:p>
      <text:p text:style-name="P65">– А кьютимарки ты сам даришь пони, когда распознаёшь их жизненное предназначение.</text:p>
      <text:p text:style-name="P65">–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5">Я пожал плечами.</text:p>
      <text:p text:style-name="P65">– А по-другому я не могу объяснить их появление. К сожалению.</text:p>
      <text:p text:style-name="P9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6">– Хорошо. Уболтал. Кьютимарки беру на себя. Так и знал, что мне самое трудное достанется!</text:p>
      <text:p text:style-name="P9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6">Анакорн проследил мой взгляд.</text:p>
      <text:p text:style-name="P96">– Нечего так смотреть. Если я стану применять магию вместо ловкости, теряется весь смысл упражнения... О, глянь-ка на Эквус!</text:p>
      <text:p text:style-name="P96">И впрямь, было на что посмотреть. Уровень помех на модели Эквуса значительно снизился и сама она стала светиться ровным голубоватым светом.</text:p>
      <text:p text:style-name="P9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6"/>
      <text:p text:style-name="P98">Да, т<text:span text:style-name="T3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9"/>
      <text:p text:style-name="P9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8"/>
      <text:p text:style-name="P96"><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97">– <text:span text:style-name="T10">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7">– Не понял? Это как? Как ты совместишь разрушенную магическими войнами Эквестрию с романтически-сексуальным раем для попаданцев?</text:p>
      <text:p text:style-name="P97"><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7">Анакорн долго мусолил карандаш, а потом вдруг заржал.</text:p>
      <text:p text:style-name="P97"><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7"><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97">Анакорн примирительно похлопал меня по плечу.</text:p>
      <text:p text:style-name="P97"><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7">Я подозрительно посмотрел на Анакорна.</text:p>
      <text:p text:style-name="P97"><text:span text:style-name="T7">– </text:span>Какой ещё, нафиг, «мой фанфик»? Я никакого фанфика не писал. И не собираюсь, вообще-то.</text:p>
      <text:p text:style-name="P97">Анакорн ехидно ухмыльнулся и откинулся в кресле, переплетя пальцы за затылком.</text:p>
      <text:p text:style-name="P97"><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6"><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6"><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6"><text:span text:style-name="T7">– </text:span>Факн щит<text:note text:id="ftn13" text:note-class="footnote"><text:note-citation>13</text:note-citation><text:note-body><text:p text:style-name="P90">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6">Анакорн развёл руками.</text:p>
      <text:p text:style-name="P96"><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6">Я в растерянности смотрел на голубую модель Эквуса, по которой теперь лишь изредка пробегала <text:soft-page-break/>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6">Анакорн, глядя на мои терзания, понимающе кивнул и продолжил.</text:p>
      <text:p text:style-name="P63">–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3">– Гм! Я бы попросил тебя не касаться моих отношений с Рэйнбоу!</text:p>
      <text:p text:style-name="P63">–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3">У меня сердце буквально ухнуло куда-то вниз, в область желудка.</text:p>
      <text:p text:style-name="P63">–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63">–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3">– Та ладно, не утешай. Я не маленький ребёнок. Долг платежом красен. Сделаю то, что ты хочешь. Как сумею.</text:p>
      <text:p text:style-name="P63">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3">Анакорн наблюдал за мной без улыбки. По его нейтральному выражению лица невозможно было догадаться, о чём он думает.</text:p>
      <text:p text:style-name="P63">– Ну вот и отлично. Рад, что мы наконец-то пришли к сделке.</text:p>
      <text:p text:style-name="P66">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6">– Пора закругляться. Ты начинаешь сгорать. Надо утрясти последние детали, пока ещё есть пару минут.</text:p>
      <text:p text:style-name="P63">– Валяй. Я тебя внимательно слушаю.</text:p>
      <text:p text:style-name="P6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4">Такова природа низкоэнергетических монад</text:span>.</text:p>
      <text:p text:style-name="P63">– А я разве сплю?</text:p>
      <text:p text:style-name="P63">– Сейчас — нет. Но как только мы закроем сделку — проснёшься. Потому что нет иного способа вернуть тебя в реальный мир.</text:p>
      <text:p text:style-name="P63">– Эээ, постой. А как я в Эквестрию и обратно возвращался?</text:p>
      <text:p text:style-name="P63"><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3">Так вот, возвращать тебя обратно в твой мир я не буду. </text:p>
      <text:p text:style-name="P63">Во-первых, может возникнуть временная <text:span text:style-name="T7">&lt;</text:span><text:span text:style-name="T14">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3">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63">–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3">–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3">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3">– Ты ещё увидишь пару снов на прощание. Удачи!</text:p>
      <text:p text:style-name="P63"/>
      <text:p text:style-name="P64">***</text:p>
      <text:p text:style-name="P64"/>
      <text:p text:style-name="P63">&lt;<text:span text:style-name="T14">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3"/>
      <text:p text:style-name="P63">– Привет, Макс. – образ Селестии снова реял передо мной, как <text:span text:style-name="T7">&lt;</text:span><text:span text:style-name="T14">полгода</text:span><text:span text:style-name="T7">&gt;</text:span> назад. – Я хочу поблагодарить тебя за всё.</text:p>
      <text:p text:style-name="P63">– Пожалста. – ответил я безучастно. – Всегда рад. Только Вам не нужно было ТАК распинаться, чтобы заручиться моей помощью.</text:p>
      <text:p text:style-name="P63">Селестия на мгновение смутилась, но продолжила.</text:p>
      <text:p text:style-name="P63">&lt;<text:span text:style-name="T14"> - Ты морочила мне яйца, чтобы заинтересовать? Всё, как Свирл указал?</text:span></text:p>
      <text:p text:style-name="P60">–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0">Я покачал головой.</text:p>
      <text:p text:style-name="P63"><text:span text:style-name="T1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3">– <text:s text:c="2"/>За благополучие Эквестрии я бы и не ТАК разопнулась, но в данном случае ты не прав. Я была <text:soft-page-break/>искренней с тобой и всё, что было между нами — настоящее. &lt;<text:span text:style-name="T1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7">–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7">&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2">Селестия кивнула, соглашаясь, и образ её начал меркнуть.</text:p>
      <text:p text:style-name="P87">– <text:span text:style-name="T1">Окей. Будь счастлив и... спасибо тебе за всё, Макс.</text:span></text:p>
      <text:p text:style-name="P82">…</text:p>
      <text:p text:style-name="P87">–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2">Он нахлобучил на себя невесть откуда взявшуюся двууголку.</text:p>
      <text:p text:style-name="P82">– Как вам это нравится, господа?! Дискорд — спаситель Эквестрии! А ведь звучит!!! Разрешите откланяться!..</text:p>
      <text:p text:style-name="P82"/>
      <text:list xml:id="list9044115937785688171" text:style-name="L8">
        <text:list-header>
          <text:p text:style-name="P116">(<text:span text:style-name="T20">Луна — как повелительница снов, слышала разговор Макса с Анакорном</text:span>)</text:p>
          <text:p text:style-name="P117"/>
        </text:list-header>
      </text:list>
      <text:p text:style-name="P83">***</text:p>
      <text:p text:style-name="P58"><text:span text:style-name="T1">–</text:span> Ты?..</text:p>
      <text:p text:style-name="P58"><text:span text:style-name="T1">–</text:span> Ты??!</text:p>
      <text:p text:style-name="P58"><text:span text:style-name="T1">–</text:span> Ты мне снишься??</text:p>
      <text:p text:style-name="P58"><text:span text:style-name="T1">–</text:span> Это ты мне снишься!!</text:p>
      <text:p text:style-name="P58"><text:span text:style-name="T1">–</text:span> Неважно… Пусть мы друг-другу снимся… Ты как, Дэш?</text:p>
      <text:p text:style-name="P58"><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8"><text:span text:style-name="T1">–</text:span> И я в порядке. Вот, возвращаюсь в свой мир. Ну, не совсем в свой. Почти в свой.</text:p>
      <text:p text:style-name="P58"><text:span text:style-name="T1">–</text:span> Навсегда?</text:p>
      <text:p text:style-name="P58"><text:span text:style-name="T1">–</text:span> Скорее всего, да.</text:p>
      <text:p text:style-name="P58"><text:span text:style-name="T1">–</text:span> Это плохо. Я хотела тебе сказать…</text:p>
      <text:p text:style-name="P58"><text:span text:style-name="T1">–</text:span> Не надо, Дэш. Не стоит терзать себя. Мне тоже очень хотелось остаться. Но так надо. Мне очень жаль…</text:p>
      <text:p text:style-name="P58"><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text:soft-page-break/>чтоб ты мог погладить меня по голове, почесать холку и похлопать по крупу… я до сих пор пахну тобой… и хочу пахнуть… Это неправильно, так ведь?</text:p>
      <text:p text:style-name="P58"><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8"><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8"><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8"><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8"><text:span text:style-name="T1">–</text:span> И тебя, и Твайлайт, и Рэрити, и Селестию, и всех-всех-всех… Таковы правила.</text:p>
      <text:p text:style-name="P58"><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58">Я опустил руку на шею Дэш и ощутил теплоту и лёгкое покалывание в пустоте.</text:p>
      <text:p text:style-name="P58"><text:span text:style-name="T7">–</text:span> Мне кажется, Дэш, <text:span text:style-name="T1">м</text:span>ы найдём способ связаться. Рано или поздно.</text:p>
      <text:p text:style-name="P58"><text:span text:style-name="T1">–</text:span> И лучше рано, чем поздно! Я не люблю ждать!</text:p>
      <text:p text:style-name="P58"><text:span text:style-name="T1">–</text:span> Да, Дэш. <text:span text:style-name="T1">–</text:span> её образ начал таять. <text:span text:style-name="T1">–</text:span> Да, я помню. Я всё ещё помню…</text:p>
      <text:p text:style-name="P58"/>
      <text:h text:style-name="P121" text:outline-level="2">Земля</text:h>
      <text:p text:style-name="P61">Музыкальная тема из бегущего по лезвию бритвы — <text:span text:style-name="T7">Mission impossible</text:span></text:p>
      <text:p text:style-name="P62">&lt;Ужас возвращения из тёплого волшебного мира друзей в холодную скучную реальность.&gt;</text:p>
      <text:p text:style-name="P56">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56"><text:span text:style-name="T1">Я нашарил ногами тапки и пошёл в ванную. Проходя мимо стола, зацепился взглядом за</text:span> эскиз <text:span text:style-name="T1">рисунка</text:span>.</text:p>
      <text:p text:style-name="P5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7">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7">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7">Доставая из стола ключи от машины, опять наткнулся взглядом на эскиз.</text:p>
      <text:p text:style-name="P57">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7">Назову-ка я фантазию «Последний фанфик».</text:p>
      <text:p text:style-name="P57"><text:soft-page-break/></text:p>
      <text:p text:style-name="P57"/>
      <text:p text:style-name="P57"/>
      <text:p text:style-name="P58"/>
      <text:p text:style-name="P58"/>
      <text:p text:style-name="P58"/>
      <text:p text:style-name="P58"/>
      <text:p text:style-name="P58"/>
      <text:p text:style-name="P58"/>
      <text:p text:style-name="P58"/>
      <text:p text:style-name="P59">...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8"/>
      <text:p text:style-name="P58">\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8"/>
      <text:p text:style-name="P58"/>
      <text:p text:style-name="P58"/>
      <text:p text:style-name="P58"/>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15">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14">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58"/>
      <text:p text:style-name="P58"/>
      <text:p text:style-name="P58"/>
      <text:p text:style-name="P58"/>
      <text:p text:style-name="P92"/>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3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4-12T19:43:46.519598263</dc:date>
    <meta:editing-duration>P59DT17H37M21S</meta:editing-duration>
    <meta:editing-cycles>2643</meta:editing-cycles>
    <meta:generator>LibreOffice/5.0.2.2$Linux_X86_64 LibreOffice_project/00m0$Build-2</meta:generator>
    <meta:document-statistic meta:table-count="0" meta:image-count="0" meta:object-count="0" meta:page-count="131" meta:paragraph-count="2717" meta:word-count="60375" meta:character-count="400897" meta:non-whitespace-character-count="340311"/>
  </office:meta>
</office:document-meta>
</file>